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otted" svg:stroke-color="#000000" draw:fill="none" draw:textarea-horizontal-align="justify" draw:textarea-vertical-align="middle" draw:auto-grow-height="false" fo:min-height="33.85cm" fo:min-width="56.9cm"/>
    </style:style>
    <style:style style:name="gr2" style:family="graphic" style:parent-style-name="standard">
      <style:graphic-properties draw:stroke="solid" svg:stroke-color="#000000" draw:fill="none" draw:fill-color="#ffffff" fo:min-height="0.556cm"/>
    </style:style>
    <style:style style:name="gr3" style:family="graphic" style:parent-style-name="standard">
      <style:graphic-properties draw:stroke="none" svg:stroke-color="#000000" draw:fill="none" draw:fill-color="#ffffff" draw:auto-grow-width="true" fo:min-height="0.935cm" fo:min-width="6.833cm"/>
    </style:style>
    <style:style style:name="gr4" style:family="graphic" style:parent-style-name="standard">
      <style:graphic-properties draw:stroke="none" svg:stroke-color="#000000" draw:fill="none" draw:textarea-vertical-align="middle" fo:min-height="4.74cm" fo:padding-top="0cm" fo:padding-bottom="0cm" fo:padding-left="0cm" fo:padding-right="0cm"/>
    </style:style>
    <style:style style:name="gr5" style:family="graphic" style:parent-style-name="standard">
      <style:graphic-properties draw:stroke="solid" svg:stroke-width="0.25cm" svg:stroke-color="#000000" draw:marker-start-width="0.498cm" draw:marker-end-width="0.498cm" svg:stroke-opacity="100%" draw:stroke-linejoin="miter" draw:fill="none" fo:padding-top="0.249cm" fo:padding-bottom="0.249cm" fo:padding-left="0.374cm" fo:padding-right="0.374cm"/>
    </style:style>
    <style:style style:name="gr6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104cm" fo:min-width="0cm"/>
    </style:style>
    <style:style style:name="gr7" style:family="graphic" style:parent-style-name="standard">
      <style:graphic-properties svg:stroke-color="#000000" draw:fill-color="#000000" draw:textarea-horizontal-align="justify" draw:textarea-vertical-align="middle" draw:auto-grow-height="false" fo:min-height="0.104cm" fo:min-width="0cm"/>
    </style:style>
    <style:style style:name="gr8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9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0.3cm"/>
    </style:style>
    <style:style style:name="gr10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2cm"/>
    </style:style>
    <style:style style:name="gr11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2.8cm"/>
    </style:style>
    <style:style style:name="gr12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0.6cm"/>
    </style:style>
    <style:style style:name="gr13" style:family="graphic" style:parent-style-name="objectwithoutfill">
      <style:graphic-properties svg:stroke-color="#3333ff" draw:marker-end="Arrow" draw:marker-end-width="0.3cm" draw:fill="none" draw:textarea-vertical-align="middle"/>
    </style:style>
    <style:style style:name="gr14" style:family="graphic" style:parent-style-name="objectwithoutfill">
      <style:graphic-properties svg:stroke-color="#3333ff" draw:marker-end="Arrow" draw:marker-end-width="0.3cm" draw:fill="none" draw:textarea-vertical-align="middle"/>
    </style:style>
    <style:style style:name="gr15" style:family="graphic" style:parent-style-name="objectwithoutfill">
      <style:graphic-properties draw:stroke="dash" draw:stroke-dash="Ultrafine_20_Dashed" svg:stroke-width="0cm" svg:stroke-color="#3333ff" draw:marker-start-width="0.215cm" draw:marker-end="Arrow" draw:marker-end-width="0.315cm" draw:fill="none" draw:textarea-vertical-align="middle" fo:padding-top="0.125cm" fo:padding-bottom="0.125cm" fo:padding-left="0.25cm" fo:padding-right="0.25cm"/>
    </style:style>
    <style:style style:name="gr16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3cm"/>
    </style:style>
    <style:style style:name="gr17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cm"/>
    </style:style>
    <style:style style:name="gr18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.8cm"/>
    </style:style>
    <style:style style:name="gr19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6cm"/>
    </style:style>
    <style:style style:name="gr20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1.3cm"/>
    </style:style>
    <style:style style:name="gr21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cm"/>
    </style:style>
    <style:style style:name="gr22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6cm"/>
    </style:style>
    <style:style style:name="gr23" style:family="graphic" style:parent-style-name="objectwithoutfill">
      <style:graphic-properties draw:stroke="dash" draw:stroke-dash="Ultrafine_20_Dashed" svg:stroke-width="0cm" svg:stroke-color="#3333ff" draw:marker-start-width="0.215cm" draw:marker-end="Arrow" draw:marker-end-width="0.315cm" draw:fill="none" draw:textarea-vertical-align="middle" fo:padding-top="0.125cm" fo:padding-bottom="0.125cm" fo:padding-left="0.25cm" fo:padding-right="0.25cm"/>
    </style:style>
    <style:style style:name="gr24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25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0.9cm"/>
    </style:style>
    <style:style style:name="gr26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2cm"/>
    </style:style>
    <style:style style:name="gr27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1.7cm"/>
    </style:style>
    <style:style style:name="gr28" style:family="graphic" style:parent-style-name="objectwithoutfill">
      <style:graphic-properties svg:stroke-width="0cm" svg:stroke-color="#ff9900" draw:marker-start-width="0.215cm" draw:marker-end="Arrow_20_concave" draw:marker-end-width="0.315cm" draw:fill="none" draw:textarea-vertical-align="middle" fo:padding-top="0.125cm" fo:padding-bottom="0.125cm" fo:padding-left="0.25cm" fo:padding-right="0.25cm"/>
    </style:style>
    <style:style style:name="gr29" style:family="graphic" style:parent-style-name="objectwithoutfill">
      <style:graphic-properties svg:stroke-color="#00cc00" draw:marker-end="Arrow" draw:marker-end-width="0.3cm" draw:fill="none" draw:textarea-vertical-align="middle"/>
    </style:style>
    <style:style style:name="P1" style:family="paragraph">
      <style:paragraph-properties fo:text-align="start"/>
    </style:style>
    <style:style style:name="P2" style:family="paragraph">
      <loext:graphic-properties draw:fill="none"/>
      <style:paragraph-properties fo:text-align="start"/>
      <style:text-properties fo:font-size="36pt" style:font-size-asian="36pt" style:font-size-complex="36pt"/>
    </style:style>
    <style:style style:name="P3" style:family="paragraph">
      <loext:graphic-properties draw:fill="none" draw:fill-color="#ffffff"/>
      <style:paragraph-properties fo:text-align="start"/>
      <style:text-properties fo:font-size="12pt" style:font-size-asian="12pt" style:font-size-complex="12pt"/>
    </style:style>
    <style:style style:name="P4" style:family="paragraph">
      <loext:graphic-properties draw:fill="none" draw:fill-color="#ffffff"/>
      <style:text-properties fo:font-size="18pt"/>
    </style:style>
    <style:style style:name="P5" style:family="paragraph">
      <style:paragraph-properties fo:margin-left="0cm" fo:margin-right="0cm" fo:margin-top="0cm" fo:margin-bottom="0cm" fo:line-height="120%" fo:text-align="center" fo:text-indent="0cm"/>
    </style:style>
    <style:style style:name="P6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32pt" style:font-size-asian="32pt" style:font-size-complex="32pt"/>
    </style:style>
    <style:style style:name="P7" style:family="paragraph">
      <loext:graphic-properties draw:fill="none"/>
    </style:style>
    <style:style style:name="P8" style:family="paragraph">
      <loext:graphic-properties draw:fill="solid" draw:fill-color="#000000"/>
      <style:paragraph-properties fo:text-align="center"/>
    </style:style>
    <style:style style:name="P9" style:family="paragraph">
      <loext:graphic-properties draw:fill-color="#000000"/>
      <style:paragraph-properties fo:text-align="center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40pt" style:font-size-asian="40pt" style:font-size-complex="40pt"/>
    </style:style>
    <style:style style:name="P12" style:family="paragraph">
      <style:paragraph-properties fo:text-align="center"/>
    </style:style>
    <style:style style:name="P13" style:family="paragraph">
      <loext:graphic-properties draw:fill="none"/>
      <style:paragraph-properties fo:text-align="center"/>
      <style:text-properties fo:font-size="6pt" style:font-size-asian="6pt" style:font-size-complex="6pt"/>
    </style:style>
    <style:style style:name="P14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24pt" style:font-size-asian="24pt" style:font-size-complex="24pt"/>
    </style:style>
    <style:style style:name="P15" style:family="paragraph">
      <loext:graphic-properties draw:fill="none"/>
      <style:paragraph-properties fo:text-align="center"/>
      <style:text-properties fo:font-size="5pt" style:font-size-asian="5pt" style:font-size-complex="5pt"/>
    </style:style>
    <style:style style:name="P16" style:family="paragraph">
      <loext:graphic-properties draw:fill="none"/>
      <style:paragraph-properties fo:text-align="center"/>
      <style:text-properties fo:font-size="4pt" style:font-size-asian="4pt" style:font-size-complex="4pt"/>
    </style:style>
    <style:style style:name="P17" style:family="paragraph">
      <style:paragraph-properties fo:margin-left="0cm" fo:margin-right="0cm" fo:margin-top="0cm" fo:margin-bottom="0cm" fo:line-height="120%" fo:text-align="center" fo:text-indent="0cm"/>
      <style:text-properties fo:font-size="24pt" style:font-size-asian="24pt" style:font-size-complex="24pt"/>
    </style:style>
    <style:style style:name="P18" style:family="paragraph">
      <style:paragraph-properties fo:text-align="center"/>
      <style:text-properties fo:font-size="6pt" style:font-size-asian="6pt" style:font-size-complex="6pt"/>
    </style:style>
    <style:style style:name="P19" style:family="paragraph">
      <style:paragraph-properties fo:text-align="center"/>
      <style:text-properties fo:font-size="4pt" style:font-size-asian="4pt" style:font-size-complex="4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8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font-size="6pt" style:font-size-asian="6pt" style:font-size-complex="6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5pt" style:font-size-asian="5pt" style:font-size-complex="5pt"/>
    </style:style>
    <style:style style:name="T9" style:family="text">
      <style:text-properties fo:font-size="4pt" style:font-size-asian="4pt" style:font-size-complex="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7.4cm" svg:height="34.1cm" svg:x="1cm" svg:y="6.9cm">
          <text:p text:style-name="P1"><text:span text:style-name="T1">Layer 0 </text:span></text:p>
          <text:p text:style-name="P1"><text:span text:style-name="T1">Interface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8.1cm" svg:height="0.806cm" svg:x="1.9cm" svg:y="14.594cm">
          <draw:text-box>
            <text:p text:style-name="P1"><text:span text:style-name="T2">Test of QM template</text:span></text:p>
          </draw:text-box>
        </draw:frame>
        <draw:frame draw:style-name="gr3" draw:text-style-name="P4" draw:layer="layout" svg:width="7.333cm" svg:height="1.185cm" svg:x="44.967cm" svg:y="2.915cm">
          <draw:text-box>
            <text:p><text:span text:style-name="T3"><text:file-name text:display="name">005-001-QMBasic</text:file-name></text:span></text:p>
          </draw:text-box>
        </draw:frame>
        <draw:g xml:id="id2" draw:id="id2">
          <draw:glue-point draw:id="4" svg:x="4.808cm" svg:y="4.757cm"/>
          <draw:glue-point draw:id="5" svg:x="0.046cm" svg:y="-4.639cm"/>
          <draw:glue-point draw:id="6" svg:x="-4.809cm" svg:y="4.759cm"/>
          <draw:frame draw:style-name="gr4" draw:text-style-name="P6" draw:layer="layout" svg:width="5.549cm" svg:height="4.74cm" svg:x="24.517cm" svg:y="29.102cm">
            <draw:text-box>
              <text:p text:style-name="P5"><text:span text:style-name="T4">QMSensor</text:span></text:p>
            </draw:text-box>
          </draw:frame>
          <draw:polygon draw:style-name="gr5" draw:text-style-name="P7" draw:layer="layout" svg:width="9.721cm" svg:height="7.479cm" svg:x="22.189cm" svg:y="26.4cm" svg:viewBox="0 0 9722 7480" draw:points="0,7480 9722,7480 4858,0">
            <text:p/>
          </draw:polygon>
          <draw:custom-shape draw:style-name="gr6" draw:text-style-name="P8" draw:layer="layout" svg:width="0.486cm" svg:height="0.5cm" svg:x="21.8cm" svg:y="33.7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9" draw:layer="layout" svg:width="0.486cm" svg:height="0.5cm" svg:x="31.814cm" svg:y="33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9" draw:layer="layout" svg:width="0.486cm" svg:height="0.5cm" svg:x="26.807cm" svg:y="25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8" draw:text-style-name="P10" draw:layer="layout" draw:type="line" svg:x1="19.1cm" svg:y1="33.751cm" svg:x2="22.001cm" svg:y2="33.999cm" draw:start-shape="id1" draw:start-glue-point="1" draw:end-shape="id2" draw:end-glue-point="6" svg:d="M19100 33751l2901 248" svg:viewBox="0 0 2902 249">
          <text:p/>
        </draw:connector>
        <draw:g>
          <draw:glue-point draw:id="4" svg:x="4.808cm" svg:y="4.757cm"/>
          <draw:glue-point draw:id="5" svg:x="0.046cm" svg:y="-4.639cm"/>
          <draw:glue-point draw:id="6" svg:x="-4.809cm" svg:y="4.759cm"/>
          <draw:frame draw:style-name="gr4" draw:text-style-name="P11" draw:layer="layout" svg:width="5.549cm" svg:height="4.74cm" svg:x="7.019cm" svg:y="31.403cm">
            <draw:text-box>
              <text:p text:style-name="P5"><text:span text:style-name="T5">Env</text:span></text:p>
            </draw:text-box>
          </draw:frame>
          <draw:polygon draw:style-name="gr5" draw:text-style-name="P7" draw:layer="layout" svg:width="9.721cm" svg:height="7.479cm" svg:x="4.691cm" svg:y="28.701cm" svg:viewBox="0 0 9722 7480" draw:points="0,7480 9722,7480 4858,0">
            <text:p/>
          </draw:polygon>
          <draw:custom-shape draw:style-name="gr6" draw:text-style-name="P8" draw:layer="layout" svg:width="0.486cm" svg:height="0.5cm" svg:x="4.302cm" svg:y="36.001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9" draw:layer="layout" svg:width="0.486cm" svg:height="0.5cm" svg:x="14.316cm" svg:y="36.0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9" draw:layer="layout" svg:width="0.486cm" svg:height="0.5cm" svg:x="9.309cm" svg:y="28.2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7" draw:text-style-name="P9" xml:id="id19" draw:id="id19" draw:layer="layout" svg:width="0.5cm" svg:height="0.5cm" svg:x="19.6cm" svg:y="3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xml:id="id4" draw:id="id4" draw:layer="layout" svg:width="0.5cm" svg:height="0.5cm" svg:x="21.2cm" svg:y="3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xml:id="id5" draw:id="id5" draw:layer="layout" svg:width="0.5cm" svg:height="0.5cm" svg:x="23.4cm" svg:y="35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0" draw:layer="layout" draw:type="line" svg:x1="21.25cm" svg:y1="37.798cm" svg:x2="21.45cm" svg:y2="36.3cm" draw:start-shape="id3" draw:start-glue-point="0" draw:end-shape="id4" draw:end-glue-point="8" svg:d="M21250 37798l200-1498" svg:viewBox="0 0 201 1499">
          <text:p/>
        </draw:connector>
        <draw:g xml:id="id6" draw:id="id6">
          <draw:g>
            <draw:custom-shape draw:style-name="gr9" draw:text-style-name="P13" draw:layer="ConfigLayout" svg:width="0.8cm" svg:height="0.3cm" svg:x="23.7cm" svg:y="36.902cm">
              <text:p text:style-name="P12"><text:span text:style-name="T6">Name</text:span></text:p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ConfigLayout" svg:width="2.5cm" svg:height="0.3cm" svg:x="24.5cm" svg:y="36.9cm">
              <text:p text:style-name="P12"><text:span text:style-name="T6">Rese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3" draw:layer="ConfigLayout" svg:width="0.8cm" svg:height="0.3cm" svg:x="23.7cm" svg:y="37.202cm">
              <text:p text:style-name="P12"><text:span text:style-name="T6">Type</text:span></text:p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ConfigLayout" svg:width="2.5cm" svg:height="0.3cm" svg:x="24.5cm" svg:y="37.2cm">
              <text:p text:style-name="P12"><text:span text:style-name="T6">BinaryPuls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1" draw:text-style-name="P13" draw:layer="ConfigLayout" svg:width="3.3cm" svg:height="0.3cm" svg:x="23.7cm" svg:y="37.502cm">
              <text:p text:style-name="P12"><text:span text:style-name="T6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2" draw:text-style-name="P13" draw:layer="ConfigLayout" svg:width="1.1cm" svg:height="0.3cm" svg:x="25.9cm" svg:y="37.802cm">
                <text:p text:style-name="P12"><text:span text:style-name="T6">Double</text:span></text:p>
                <draw:enhanced-geometry svg:viewBox="0 0 21600 21600" draw:type="rectangle" draw:enhanced-path="M 0 0 L 21600 0 21600 21600 0 21600 0 0 Z N"/>
              </draw:custom-shape>
              <draw:custom-shape draw:style-name="gr12" draw:text-style-name="P13" draw:layer="ConfigLayout" svg:width="1.1cm" svg:height="0.3cm" svg:x="23.7cm" svg:y="37.802cm">
                <text:p text:style-name="P12"><text:span text:style-name="T6">Pulse</text:span></text:p>
                <draw:enhanced-geometry svg:viewBox="0 0 21600 21600" draw:type="rectangle" draw:enhanced-path="M 0 0 L 21600 0 21600 21600 0 21600 0 0 Z N"/>
              </draw:custom-shape>
              <draw:custom-shape draw:style-name="gr12" draw:text-style-name="P13" draw:layer="ConfigLayout" svg:width="1.1cm" svg:height="0.3cm" svg:x="24.8cm" svg:y="37.802cm">
                <text:p text:style-name="P12"><text:span text:style-name="T6">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3" draw:text-style-name="P13" draw:layer="ConfigLayout" draw:type="line" svg:x1="23.473cm" svg:y1="35.773cm" svg:x2="22.001cm" svg:y2="33.999cm" draw:start-shape="id5" draw:start-glue-point="5" draw:end-shape="id2" draw:end-glue-point="6" svg:d="M23473 35773l-1472-1774" svg:viewBox="0 0 1473 1775">
          <text:p text:style-name="P12"><text:span text:style-name="T6">QMReset</text:span></text:p>
        </draw:connector>
        <draw:connector draw:style-name="gr14" draw:text-style-name="P10" draw:layer="ConfigLayout" draw:type="line" svg:x1="23.7cm" svg:y1="37.501cm" svg:x2="23.65cm" svg:y2="36.2cm" draw:start-shape="id6" draw:start-glue-point="3" draw:end-shape="id5" draw:end-glue-point="8" svg:d="M23700 37501l-50-1301" svg:viewBox="0 0 51 1302">
          <text:p/>
        </draw:connector>
        <draw:custom-shape draw:style-name="gr7" draw:text-style-name="P9" xml:id="id8" draw:id="id8" draw:layer="layout" svg:width="0.5cm" svg:height="0.5cm" svg:x="45.9cm" svg:y="3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xml:id="id10" draw:id="id10" draw:layer="layout" svg:width="0.5cm" svg:height="0.5cm" svg:x="45.9cm" svg:y="3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xml:id="id9" draw:id="id9" draw:layer="layout" svg:width="0.5cm" svg:height="0.5cm" svg:x="47.1cm" svg:y="3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0" draw:layer="layout" draw:type="line" svg:x1="44.598cm" svg:y1="33.998cm" svg:x2="46.15cm" svg:y2="35.4cm" draw:start-shape="id7" draw:start-glue-point="4" draw:end-shape="id8" draw:end-glue-point="4" svg:d="M44598 33998l1552 1402" svg:viewBox="0 0 1553 1403">
          <text:p/>
        </draw:connector>
        <draw:connector draw:style-name="gr8" draw:text-style-name="P10" draw:layer="layout" draw:type="line" svg:x1="44.598cm" svg:y1="33.998cm" svg:x2="47.35cm" svg:y2="34.4cm" draw:start-shape="id7" draw:start-glue-point="4" draw:end-shape="id9" draw:end-glue-point="4" svg:d="M44598 33998l2752 402" svg:viewBox="0 0 2753 403">
          <text:p/>
        </draw:connector>
        <draw:connector draw:style-name="gr8" draw:text-style-name="P10" draw:layer="layout" draw:type="line" svg:x1="46.15cm" svg:y1="35.9cm" svg:x2="46.15cm" svg:y2="37.4cm" draw:start-shape="id8" draw:start-glue-point="8" draw:end-shape="id10" draw:end-glue-point="4" svg:d="M46150 35900v1500" svg:viewBox="0 0 1 1501">
          <text:p/>
        </draw:connector>
        <draw:g xml:id="id12" draw:id="id12">
          <draw:g>
            <draw:custom-shape draw:style-name="gr9" draw:text-style-name="P13" draw:layer="ConfigLayout" svg:width="0.8cm" svg:height="0.3cm" svg:x="47.3cm" svg:y="36.5cm">
              <text:p text:style-name="P12"><text:span text:style-name="T6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" draw:text-style-name="P13" draw:layer="ConfigLayout" svg:width="2.5cm" svg:height="0.3cm" svg:x="48.1cm" svg:y="36.498cm">
              <text:p text:style-name="P12"><text:span text:style-name="T6">LaserOutputIntegrateX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3" draw:layer="ConfigLayout" svg:width="0.8cm" svg:height="0.3cm" svg:x="47.3cm" svg:y="36.8cm">
              <text:p text:style-name="P12"><text:span text:style-name="T6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" draw:text-style-name="P13" draw:layer="ConfigLayout" svg:width="2.5cm" svg:height="0.3cm" svg:x="48.1cm" svg:y="36.798cm">
              <text:p text:style-name="P12"><text:span text:style-name="T6">ProportionalIntegration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1" draw:text-style-name="P13" draw:layer="ConfigLayout" svg:width="3.3cm" svg:height="0.3cm" svg:x="47.3cm" svg:y="37.1cm">
              <text:p text:style-name="P12"><text:span text:style-name="T6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2" draw:text-style-name="P13" draw:layer="ConfigLayout" svg:width="1.1cm" svg:height="0.3cm" svg:x="49.5cm" svg:y="37.4cm">
                <text:p text:style-name="P12"><text:span text:style-name="T6">Doubl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2" draw:text-style-name="P13" draw:layer="ConfigLayout" svg:width="1.1cm" svg:height="0.3cm" svg:x="47.3cm" svg:y="37.4cm">
                <text:p text:style-name="P12"><text:span text:style-name="T6">Gai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2" draw:text-style-name="P13" draw:layer="ConfigLayout" svg:width="1.1cm" svg:height="0.3cm" svg:x="48.4cm" svg:y="37.4cm">
                <text:p text:style-name="P12"><text:span text:style-name="T6">1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onnector draw:style-name="gr14" draw:text-style-name="P10" draw:layer="ConfigLayout" draw:type="line" svg:x1="47.6cm" svg:y1="33.201cm" svg:x2="44.598cm" svg:y2="33.998cm" draw:start-shape="id11" draw:start-glue-point="3" draw:end-shape="id7" draw:end-glue-point="4" svg:d="M47600 33201l-3002 797" svg:viewBox="0 0 3003 798">
          <text:p/>
        </draw:connector>
        <draw:connector draw:style-name="gr14" draw:text-style-name="P10" draw:layer="ConfigLayout" draw:type="line" svg:x1="48.95cm" svg:y1="36.498cm" svg:x2="46.4cm" svg:y2="35.65cm" draw:start-shape="id12" draw:start-glue-point="0" draw:end-shape="id8" svg:d="M48950 36498l-2550-848" svg:viewBox="0 0 2551 849">
          <text:p/>
        </draw:connector>
        <draw:connector draw:style-name="gr15" draw:text-style-name="P13" draw:layer="ConfigLayout" draw:type="curve" svg:x1="23.65cm" svg:y1="35.7cm" svg:x2="44.598cm" svg:y2="33.998cm" draw:start-shape="id5" draw:start-glue-point="4" draw:end-shape="id7" draw:end-glue-point="4" svg:d="M23650 35700c0-1123 20948-273 20948-1702" svg:viewBox="0 0 20949 1703">
          <text:p text:style-name="P12"><text:span text:style-name="T6">Reset</text:span></text:p>
        </draw:connector>
        <draw:connector draw:style-name="gr15" draw:text-style-name="P13" draw:layer="ConfigLayout" draw:type="curve" draw:line-skew="0.099cm" svg:x1="23.827cm" svg:y1="35.773cm" svg:x2="45.973cm" svg:y2="35.473cm" draw:start-shape="id5" draw:start-glue-point="11" draw:end-shape="id8" draw:end-glue-point="5" svg:d="M23827 35773c16759 0 5687-300 22146-300" svg:viewBox="0 0 22147 301">
          <text:p text:style-name="P12"><text:span text:style-name="T6">Reset</text:span></text:p>
        </draw:connector>
        <draw:g xml:id="id7" draw:id="id7">
          <draw:glue-point draw:id="4" svg:x="4.808cm" svg:y="4.757cm"/>
          <draw:glue-point draw:id="5" svg:x="0.046cm" svg:y="-4.639cm"/>
          <draw:glue-point draw:id="6" svg:x="-4.809cm" svg:y="4.759cm"/>
          <draw:frame draw:style-name="gr4" draw:text-style-name="P14" draw:layer="layout" svg:width="5.549cm" svg:height="4.74cm" svg:x="37.017cm" svg:y="29.102cm">
            <draw:text-box>
              <text:p text:style-name="P5"><text:span text:style-name="T7">QMActuator</text:span></text:p>
            </draw:text-box>
          </draw:frame>
          <draw:polygon draw:style-name="gr5" draw:text-style-name="P7" draw:layer="layout" svg:width="9.721cm" svg:height="7.479cm" svg:x="34.689cm" svg:y="26.4cm" svg:viewBox="0 0 9722 7480" draw:points="0,7480 9722,7480 4858,0">
            <text:p/>
          </draw:polygon>
          <draw:custom-shape draw:style-name="gr6" draw:text-style-name="P8" draw:layer="layout" svg:width="0.486cm" svg:height="0.5cm" svg:x="34.3cm" svg:y="33.7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9" draw:layer="layout" svg:width="0.486cm" svg:height="0.5cm" svg:x="44.314cm" svg:y="33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9" draw:layer="layout" svg:width="0.486cm" svg:height="0.5cm" svg:x="39.307cm" svg:y="25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11" draw:id="id11">
          <draw:g>
            <draw:custom-shape draw:style-name="gr9" draw:text-style-name="P13" draw:layer="ConfigLayout" svg:width="0.8cm" svg:height="0.3cm" svg:x="47.6cm" svg:y="32.602cm">
              <text:p text:style-name="P12"><text:span text:style-name="T6">Name</text:span></text:p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ConfigLayout" svg:width="2.5cm" svg:height="0.3cm" svg:x="48.4cm" svg:y="32.6cm">
              <text:p text:style-name="P12"><text:span text:style-name="T6">LaserOutputIntegrate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3" draw:layer="ConfigLayout" svg:width="0.8cm" svg:height="0.3cm" svg:x="47.6cm" svg:y="32.902cm">
              <text:p text:style-name="P12"><text:span text:style-name="T6">Type</text:span></text:p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ConfigLayout" svg:width="2.5cm" svg:height="0.3cm" svg:x="48.4cm" svg:y="32.9cm">
              <text:p text:style-name="P12"><text:span text:style-name="T6">ProportionalIntegr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1" draw:text-style-name="P13" draw:layer="ConfigLayout" svg:width="3.3cm" svg:height="0.3cm" svg:x="47.6cm" svg:y="33.202cm">
              <text:p text:style-name="P12"><text:span text:style-name="T6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2" draw:text-style-name="P13" draw:layer="ConfigLayout" svg:width="1.1cm" svg:height="0.3cm" svg:x="49.8cm" svg:y="33.502cm">
                <text:p text:style-name="P12"><text:span text:style-name="T6">Double</text:span></text:p>
                <draw:enhanced-geometry svg:viewBox="0 0 21600 21600" draw:type="rectangle" draw:enhanced-path="M 0 0 L 21600 0 21600 21600 0 21600 0 0 Z N"/>
              </draw:custom-shape>
              <draw:custom-shape draw:style-name="gr12" draw:text-style-name="P13" draw:layer="ConfigLayout" svg:width="1.1cm" svg:height="0.3cm" svg:x="47.6cm" svg:y="33.502cm">
                <text:p text:style-name="P12"><text:span text:style-name="T6">Gain</text:span></text:p>
                <draw:enhanced-geometry svg:viewBox="0 0 21600 21600" draw:type="rectangle" draw:enhanced-path="M 0 0 L 21600 0 21600 21600 0 21600 0 0 Z N"/>
              </draw:custom-shape>
              <draw:custom-shape draw:style-name="gr12" draw:text-style-name="P13" draw:layer="ConfigLayout" svg:width="1.1cm" svg:height="0.3cm" svg:x="48.7cm" svg:y="33.502cm">
                <text:p text:style-name="P12"><text:span text:style-name="T6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" draw:id="id1">
          <draw:g>
            <draw:custom-shape draw:style-name="gr16" draw:text-style-name="P13" draw:layer="layout" svg:width="0.8cm" svg:height="0.3cm" svg:x="15.8cm" svg:y="33.002cm">
              <text:p text:style-name="P12"><text:span text:style-name="T6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3" draw:layer="layout" svg:width="2.5cm" svg:height="0.3cm" svg:x="16.6cm" svg:y="33cm">
              <text:p text:style-name="P12"><text:span text:style-name="T6">SimTim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3" draw:layer="layout" svg:width="0.8cm" svg:height="0.3cm" svg:x="15.8cm" svg:y="33.302cm">
              <text:p text:style-name="P12"><text:span text:style-name="T6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3" draw:layer="layout" svg:width="2.5cm" svg:height="0.3cm" svg:x="16.6cm" svg:y="33.3cm">
              <text:p text:style-name="P12"><text:span text:style-name="T6">QMSenso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3" draw:layer="layout" svg:width="3.3cm" svg:height="0.3cm" svg:x="15.8cm" svg:y="33.602cm">
              <text:p text:style-name="P12"><text:span text:style-name="T6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3" draw:layer="layout" svg:width="1.1cm" svg:height="0.3cm" svg:x="18cm" svg:y="33.902cm">
                <text:p text:style-name="P12"><text:span text:style-name="T6">Double</text:span></text:p>
                <draw:enhanced-geometry svg:viewBox="0 0 21600 21600" draw:type="rectangle" draw:enhanced-path="M 0 0 L 21600 0 21600 21600 0 21600 0 0 Z N"/>
              </draw:custom-shape>
              <draw:custom-shape draw:style-name="gr20" draw:text-style-name="P13" draw:layer="layout" svg:width="1.8cm" svg:height="0.3cm" svg:x="15.8cm" svg:y="33.902cm">
                <text:p text:style-name="P12"><text:span text:style-name="T6">TargetPercentage</text:span></text:p>
                <draw:enhanced-geometry svg:viewBox="0 0 21600 21600" draw:type="rectangle" draw:enhanced-path="M 0 0 L 21600 0 21600 21600 0 21600 0 0 Z N"/>
              </draw:custom-shape>
              <draw:custom-shape draw:style-name="gr21" draw:text-style-name="P13" draw:layer="layout" svg:width="0.4cm" svg:height="0.3cm" svg:x="17.6cm" svg:y="33.902cm">
                <text:p text:style-name="P12"><text:span text:style-name="T6">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3" draw:layer="layout" svg:width="1.1cm" svg:height="0.3cm" svg:x="18cm" svg:y="34.202cm">
                <text:p text:style-name="P12"><text:span text:style-name="T6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3" draw:layer="layout" svg:width="1.1cm" svg:height="0.3cm" svg:x="15.8cm" svg:y="34.202cm">
                <text:p text:style-name="P12"><text:span text:style-name="T6">TimeLimi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3" draw:layer="layout" svg:width="1.1cm" svg:height="0.3cm" svg:x="16.9cm" svg:y="34.202cm">
                <text:p text:style-name="P12"><text:span text:style-name="T6">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3" draw:id="id3">
          <draw:g>
            <draw:custom-shape draw:style-name="gr16" draw:text-style-name="P13" draw:layer="layout" svg:width="0.8cm" svg:height="0.3cm" svg:x="19.6cm" svg:y="37.8cm">
              <text:p text:style-name="P12"><text:span text:style-name="T6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3" draw:layer="layout" svg:width="2.5cm" svg:height="0.3cm" svg:x="20.4cm" svg:y="37.798cm">
              <text:p text:style-name="P12"><text:span text:style-name="T6">Level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3" draw:layer="layout" svg:width="0.8cm" svg:height="0.3cm" svg:x="19.6cm" svg:y="38.1cm">
              <text:p text:style-name="P12"><text:span text:style-name="T6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3" draw:layer="layout" svg:width="2.5cm" svg:height="0.3cm" svg:x="20.4cm" svg:y="38.098cm">
              <text:p text:style-name="P12"><text:span text:style-name="T6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3" draw:layer="layout" svg:width="3.3cm" svg:height="0.3cm" svg:x="19.6cm" svg:y="38.4cm">
              <text:p text:style-name="P12"><text:span text:style-name="T6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3" draw:layer="layout" svg:width="1.1cm" svg:height="0.3cm" svg:x="21.8cm" svg:y="38.7cm">
                <text:p text:style-name="P12"><text:span text:style-name="T6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3" draw:layer="layout" svg:width="1.1cm" svg:height="0.3cm" svg:x="19.6cm" svg:y="38.7cm">
                <text:p text:style-name="P12"><text:span text:style-name="T6">Consta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3" draw:layer="layout" svg:width="1.1cm" svg:height="0.3cm" svg:x="20.7cm" svg:y="38.7cm">
                <text:p text:style-name="P12"><text:span text:style-name="T6">13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4" draw:id="id14">
          <draw:g>
            <draw:custom-shape draw:style-name="gr16" draw:text-style-name="P13" draw:layer="layout" svg:width="0.8cm" svg:height="0.3cm" svg:x="46cm" svg:y="39cm">
              <text:p text:style-name="P12"><text:span text:style-name="T6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3" draw:layer="layout" svg:width="2.5cm" svg:height="0.3cm" svg:x="46.8cm" svg:y="38.998cm">
              <text:p text:style-name="P12"><text:span text:style-name="T6">LaserOutputX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3" draw:layer="layout" svg:width="0.8cm" svg:height="0.3cm" svg:x="46cm" svg:y="39.3cm">
              <text:p text:style-name="P12"><text:span text:style-name="T6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3" draw:layer="layout" svg:width="2.5cm" svg:height="0.3cm" svg:x="46.8cm" svg:y="39.298cm">
              <text:p text:style-name="P12"><text:span text:style-name="T6">QMActuato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3" draw:layer="layout" svg:width="3.3cm" svg:height="0.3cm" svg:x="46cm" svg:y="39.6cm">
              <text:p text:style-name="P12"><text:span text:style-name="T6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3" draw:layer="layout" svg:width="1.1cm" svg:height="0.3cm" svg:x="48.2cm" svg:y="40.2cm">
                <text:p text:style-name="P12"><text:span text:style-name="T6">Boolea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3" draw:layer="layout" svg:width="1.1cm" svg:height="0.3cm" svg:x="46cm" svg:y="40.2cm">
                <text:p text:style-name="P12"><text:span text:style-name="T6">Publish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3" draw:layer="layout" svg:width="1.1cm" svg:height="0.3cm" svg:x="47.1cm" svg:y="40.2cm">
                <text:p text:style-name="P12"><text:span text:style-name="T6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2" draw:text-style-name="P13" draw:layer="layout" svg:width="1.1cm" svg:height="0.3cm" svg:x="48.2cm" svg:y="39.9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3" draw:layer="layout" svg:width="1.1cm" svg:height="0.3cm" svg:x="46cm" svg:y="39.9cm">
                <text:p text:style-name="P12"><text:span text:style-name="T6">Varia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5" draw:layer="layout" svg:width="1.1cm" svg:height="0.3cm" svg:x="47.1cm" svg:y="39.9cm">
                <text:p text:style-name="P12"><text:span text:style-name="T8">LaserOutputX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3" draw:id="id13">
          <draw:g>
            <draw:custom-shape draw:style-name="gr16" draw:text-style-name="P13" draw:layer="layout" svg:width="0.8cm" svg:height="0.3cm" svg:x="49.8cm" svg:y="34.8cm">
              <text:p text:style-name="P12"><text:span text:style-name="T6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3" draw:layer="layout" svg:width="2.5cm" svg:height="0.3cm" svg:x="50.6cm" svg:y="34.798cm">
              <text:p text:style-name="P12"><text:span text:style-name="T6">LaserOutput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3" draw:layer="layout" svg:width="0.8cm" svg:height="0.3cm" svg:x="49.8cm" svg:y="35.1cm">
              <text:p text:style-name="P12"><text:span text:style-name="T6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3" draw:layer="layout" svg:width="2.5cm" svg:height="0.3cm" svg:x="50.6cm" svg:y="35.098cm">
              <text:p text:style-name="P12"><text:span text:style-name="T6">QMActuato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3" draw:layer="layout" svg:width="3.3cm" svg:height="0.3cm" svg:x="49.8cm" svg:y="35.4cm">
              <text:p text:style-name="P12"><text:span text:style-name="T6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3" draw:layer="layout" svg:width="1.1cm" svg:height="0.3cm" svg:x="52cm" svg:y="36cm">
                <text:p text:style-name="P12"><text:span text:style-name="T6">Boolea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3" draw:layer="layout" svg:width="1.1cm" svg:height="0.3cm" svg:x="49.8cm" svg:y="36cm">
                <text:p text:style-name="P12"><text:span text:style-name="T6">Publish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3" draw:layer="layout" svg:width="1.1cm" svg:height="0.3cm" svg:x="50.9cm" svg:y="36cm">
                <text:p text:style-name="P12"><text:span text:style-name="T6">tru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2" draw:text-style-name="P13" draw:layer="layout" svg:width="1.1cm" svg:height="0.3cm" svg:x="52cm" svg:y="35.7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3" draw:layer="layout" svg:width="1.1cm" svg:height="0.3cm" svg:x="49.8cm" svg:y="35.7cm">
                <text:p text:style-name="P12"><text:span text:style-name="T6">Varia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5" draw:layer="layout" svg:width="1.1cm" svg:height="0.3cm" svg:x="50.9cm" svg:y="35.7cm">
                <text:p text:style-name="P12"><text:span text:style-name="T8">LaserOutputY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8" draw:text-style-name="P10" draw:layer="layout" draw:type="line" svg:x1="51.45cm" svg:y1="34.798cm" svg:x2="47.35cm" svg:y2="34.9cm" draw:start-shape="id13" draw:start-glue-point="0" draw:end-shape="id9" draw:end-glue-point="8" svg:d="M51450 34798l-4100 102" svg:viewBox="0 0 4101 103">
          <text:p/>
        </draw:connector>
        <draw:connector draw:style-name="gr8" draw:text-style-name="P10" draw:layer="layout" draw:type="line" svg:x1="47.65cm" svg:y1="38.998cm" svg:x2="46.327cm" svg:y2="37.827cm" draw:start-shape="id14" draw:start-glue-point="0" draw:end-shape="id10" draw:end-glue-point="9" svg:d="M47650 38998l-1323-1171" svg:viewBox="0 0 1324 1172">
          <text:p/>
        </draw:connector>
        <draw:custom-shape draw:style-name="gr7" draw:text-style-name="P9" xml:id="id17" draw:id="id17" draw:layer="layout" svg:width="0.5cm" svg:height="0.5cm" svg:x="40.5cm" svg:y="2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5" draw:id="id15">
          <draw:g>
            <draw:custom-shape draw:style-name="gr9" draw:text-style-name="P13" draw:layer="ConfigLayout" svg:width="0.8cm" svg:height="0.3cm" svg:x="35.7cm" svg:y="24cm">
              <text:p text:style-name="P12"><text:span text:style-name="T6">Name</text:span></text:p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ConfigLayout" svg:width="2.5cm" svg:height="0.3cm" svg:x="36.5cm" svg:y="23.998cm">
              <text:p text:style-name="P12"><text:span text:style-name="T6">DiffYSum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3" draw:layer="ConfigLayout" svg:width="0.8cm" svg:height="0.3cm" svg:x="35.7cm" svg:y="24.3cm">
              <text:p text:style-name="P12"><text:span text:style-name="T6">Type</text:span></text:p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ConfigLayout" svg:width="2.5cm" svg:height="0.3cm" svg:x="36.5cm" svg:y="24.298cm">
              <text:p text:style-name="P12"><text:span text:style-name="T6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1" draw:text-style-name="P13" draw:layer="ConfigLayout" svg:width="3.3cm" svg:height="0.3cm" svg:x="35.7cm" svg:y="24.6cm">
              <text:p text:style-name="P12"><text:span text:style-name="T6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2" draw:text-style-name="P13" draw:layer="ConfigLayout" svg:width="1.1cm" svg:height="0.3cm" svg:x="37.9cm" svg:y="24.9cm">
                <text:p text:style-name="P12"><text:span text:style-name="T6">Double</text:span></text:p>
                <draw:enhanced-geometry svg:viewBox="0 0 21600 21600" draw:type="rectangle" draw:enhanced-path="M 0 0 L 21600 0 21600 21600 0 21600 0 0 Z N"/>
              </draw:custom-shape>
              <draw:custom-shape draw:style-name="gr12" draw:text-style-name="P13" draw:layer="ConfigLayout" svg:width="1.1cm" svg:height="0.3cm" svg:x="35.7cm" svg:y="24.9cm">
                <text:p text:style-name="P12"><text:span text:style-name="T6">Constant</text:span></text:p>
                <draw:enhanced-geometry svg:viewBox="0 0 21600 21600" draw:type="rectangle" draw:enhanced-path="M 0 0 L 21600 0 21600 21600 0 21600 0 0 Z N"/>
              </draw:custom-shape>
              <draw:custom-shape draw:style-name="gr12" draw:text-style-name="P13" draw:layer="ConfigLayout" svg:width="1.1cm" svg:height="0.3cm" svg:x="36.8cm" svg:y="24.9cm">
                <text:p text:style-name="P12"><text:span text:style-name="T6">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6" draw:id="id16">
          <draw:g>
            <draw:custom-shape draw:style-name="gr9" draw:text-style-name="P13" draw:layer="ConfigLayout" svg:width="0.8cm" svg:height="0.3cm" svg:x="41.6cm" svg:y="23.102cm">
              <text:p text:style-name="P12"><text:span text:style-name="T6">Name</text:span></text:p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ConfigLayout" svg:width="2.5cm" svg:height="0.3cm" svg:x="42.4cm" svg:y="23.1cm">
              <text:p text:style-name="P12"><text:span text:style-name="T6">DiffXSum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3" draw:layer="ConfigLayout" svg:width="0.8cm" svg:height="0.3cm" svg:x="41.6cm" svg:y="23.402cm">
              <text:p text:style-name="P12"><text:span text:style-name="T6">Type</text:span></text:p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ConfigLayout" svg:width="2.5cm" svg:height="0.3cm" svg:x="42.4cm" svg:y="23.4cm">
              <text:p text:style-name="P12"><text:span text:style-name="T6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1" draw:text-style-name="P13" draw:layer="ConfigLayout" svg:width="3.3cm" svg:height="0.3cm" svg:x="41.6cm" svg:y="23.702cm">
              <text:p text:style-name="P12"><text:span text:style-name="T6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2" draw:text-style-name="P13" draw:layer="ConfigLayout" svg:width="1.1cm" svg:height="0.3cm" svg:x="43.8cm" svg:y="24.002cm">
                <text:p text:style-name="P12"><text:span text:style-name="T6">Double</text:span></text:p>
                <draw:enhanced-geometry svg:viewBox="0 0 21600 21600" draw:type="rectangle" draw:enhanced-path="M 0 0 L 21600 0 21600 21600 0 21600 0 0 Z N"/>
              </draw:custom-shape>
              <draw:custom-shape draw:style-name="gr12" draw:text-style-name="P13" draw:layer="ConfigLayout" svg:width="1.1cm" svg:height="0.3cm" svg:x="41.6cm" svg:y="24.002cm">
                <text:p text:style-name="P12"><text:span text:style-name="T6">Constant</text:span></text:p>
                <draw:enhanced-geometry svg:viewBox="0 0 21600 21600" draw:type="rectangle" draw:enhanced-path="M 0 0 L 21600 0 21600 21600 0 21600 0 0 Z N"/>
              </draw:custom-shape>
              <draw:custom-shape draw:style-name="gr12" draw:text-style-name="P13" draw:layer="ConfigLayout" svg:width="1.1cm" svg:height="0.3cm" svg:x="42.7cm" svg:y="24.002cm">
                <text:p text:style-name="P12"><text:span text:style-name="T6">0.05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4" draw:text-style-name="P10" draw:layer="ConfigLayout" draw:type="line" svg:x1="39cm" svg:y1="24.599cm" svg:x2="39.55cm" svg:y2="25.9cm" draw:start-shape="id15" draw:end-shape="id7" draw:end-glue-point="0" svg:d="M39000 24599l550 1301" svg:viewBox="0 0 551 1302">
          <text:p/>
        </draw:connector>
        <draw:connector draw:style-name="gr14" draw:text-style-name="P10" draw:layer="ConfigLayout" draw:type="line" svg:x1="41.6cm" svg:y1="23.701cm" svg:x2="40.927cm" svg:y2="24.473cm" draw:start-shape="id16" draw:start-glue-point="3" draw:end-shape="id17" draw:end-glue-point="11" svg:d="M41600 23701l-673 772" svg:viewBox="0 0 674 773">
          <text:p/>
        </draw:connector>
        <draw:connector draw:style-name="gr23" draw:text-style-name="P13" draw:layer="ConfigLayout" draw:type="curve" draw:line-skew="1.464cm -1.079cm" svg:x1="39.598cm" svg:y1="26.2cm" svg:x2="44.598cm" svg:y2="33.998cm" draw:start-shape="id7" draw:start-glue-point="5" draw:end-shape="id7" draw:end-glue-point="4" svg:d="M39598 26200c0 994 2312 828 3422 2529s1016 5269 1578 5269" svg:viewBox="0 0 5001 7799">
          <text:p/>
        </draw:connector>
        <draw:connector draw:style-name="gr23" draw:text-style-name="P13" draw:layer="ConfigLayout" draw:type="curve" draw:line-skew="-2.733cm" svg:x1="40.75cm" svg:y1="24.9cm" svg:x2="46.327cm" svg:y2="35.473cm" draw:start-shape="id17" draw:start-glue-point="8" draw:end-shape="id8" draw:end-glue-point="11" svg:d="M40750 24900c0 3777 5577-1509 5577 10573" svg:viewBox="0 0 5578 10574">
          <text:p/>
        </draw:connector>
        <draw:connector draw:style-name="gr24" draw:text-style-name="P16" draw:layer="layout" draw:type="line" svg:x1="40.573cm" svg:y1="24.827cm" svg:x2="39.55cm" svg:y2="25.9cm" draw:start-shape="id17" draw:start-glue-point="7" draw:end-shape="id7" draw:end-glue-point="0" svg:d="M40573 24827l-1023 1073" svg:viewBox="0 0 1024 1074">
          <text:p text:style-name="P12"><text:span text:style-name="T9">Transfer</text:span></text:p>
        </draw:connector>
        <draw:g xml:id="id18" draw:id="id18">
          <draw:g>
            <draw:custom-shape draw:style-name="gr9" draw:text-style-name="P13" draw:layer="ConfigLayout" svg:width="0.8cm" svg:height="0.3cm" svg:x="15.7cm" svg:y="36.902cm">
              <text:p text:style-name="P12"><text:span text:style-name="T6">Name</text:span></text:p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ConfigLayout" svg:width="2.5cm" svg:height="0.3cm" svg:x="16.5cm" svg:y="36.9cm">
              <text:p text:style-name="P12"><text:span text:style-name="T6">AutoRese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3" draw:layer="ConfigLayout" svg:width="0.8cm" svg:height="0.3cm" svg:x="15.7cm" svg:y="37.202cm">
              <text:p text:style-name="P12"><text:span text:style-name="T6">Type</text:span></text:p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ConfigLayout" svg:width="2.5cm" svg:height="0.3cm" svg:x="16.5cm" svg:y="37.2cm">
              <text:p text:style-name="P12"><text:span text:style-name="T6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1" draw:text-style-name="P13" draw:layer="ConfigLayout" svg:width="3.3cm" svg:height="0.3cm" svg:x="15.7cm" svg:y="37.502cm">
              <text:p text:style-name="P12"><text:span text:style-name="T6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2" draw:text-style-name="P13" draw:layer="ConfigLayout" svg:width="1.1cm" svg:height="0.3cm" svg:x="17.9cm" svg:y="37.802cm">
                <text:p text:style-name="P12"><text:span text:style-name="T6">String</text:span></text:p>
                <draw:enhanced-geometry svg:viewBox="0 0 21600 21600" draw:type="rectangle" draw:enhanced-path="M 0 0 L 21600 0 21600 21600 0 21600 0 0 Z N"/>
              </draw:custom-shape>
              <draw:custom-shape draw:style-name="gr12" draw:text-style-name="P13" draw:layer="ConfigLayout" svg:width="1.1cm" svg:height="0.3cm" svg:x="15.7cm" svg:y="37.802cm">
                <text:p text:style-name="P12"><text:span text:style-name="T6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2" draw:text-style-name="P13" draw:layer="ConfigLayout" svg:width="1.1cm" svg:height="0.3cm" svg:x="16.8cm" svg:y="37.802cm">
                <text:p text:style-name="P12"><text:span text:style-name="T6">QMReset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4" draw:text-style-name="P10" draw:layer="ConfigLayout" draw:type="line" svg:x1="17.35cm" svg:y1="36.9cm" svg:x2="19.673cm" svg:y2="35.827cm" draw:start-shape="id18" draw:start-glue-point="0" draw:end-shape="id19" draw:end-glue-point="7" svg:d="M17350 36900l2323-1073" svg:viewBox="0 0 2324 1074">
          <text:p/>
        </draw:connector>
        <draw:connector draw:style-name="gr8" draw:text-style-name="P10" draw:layer="ConfigLayout" draw:type="line" svg:x1="22.102cm" svg:y1="33.999cm" svg:x2="20.028cm" svg:y2="35.473cm" svg:d="M22102 33999l-2074 1474" svg:viewBox="0 0 2075 1475">
          <text:p/>
        </draw:connector>
        <draw:connector draw:style-name="gr13" draw:text-style-name="P13" xml:id="id22" draw:id="id22" draw:layer="layout" draw:type="line" svg:x1="21.45cm" svg:y1="35.801cm" svg:x2="22.101cm" svg:y2="34cm" svg:d="M21450 35801l651-1801" svg:viewBox="0 0 652 1802">
          <text:p text:style-name="P12"><text:span text:style-name="T6">QMLevel</text:span></text:p>
        </draw:connector>
        <draw:connector draw:style-name="gr14" draw:text-style-name="P10" draw:layer="layout" draw:type="line" svg:x1="3.151cm" svg:y1="37.799cm" svg:x2="4.502cm" svg:y2="36.3cm" svg:d="M3151 37799l1351-1499" svg:viewBox="0 0 1352 1500">
          <text:p/>
        </draw:connector>
        <draw:g>
          <draw:g>
            <draw:custom-shape draw:style-name="gr9" draw:text-style-name="P13" draw:layer="layout" svg:width="0.8cm" svg:height="0.3cm" svg:x="1.501cm" svg:y="37.8cm">
              <text:p text:style-name="P12"><text:span text:style-name="T6">Type</text:span></text:p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2.5cm" svg:height="0.3cm" svg:x="2.301cm" svg:y="37.798cm">
              <text:p text:style-name="P12"><text:span text:style-name="T6">Paus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1" draw:text-style-name="P13" draw:layer="layout" svg:width="3.3cm" svg:height="0.3cm" svg:x="1.501cm" svg:y="38.1cm">
              <text:p text:style-name="P12"><text:span text:style-name="T6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2" draw:text-style-name="P13" draw:layer="layout" svg:width="1.1cm" svg:height="0.3cm" svg:x="3.701cm" svg:y="38.7cm">
                <text:p text:style-name="P12"><text:span text:style-name="T6">Boolean</text:span></text:p>
                <draw:enhanced-geometry svg:viewBox="0 0 21600 21600" draw:type="rectangle" draw:enhanced-path="M 0 0 L 21600 0 21600 21600 0 21600 0 0 Z N"/>
              </draw:custom-shape>
              <draw:custom-shape draw:style-name="gr25" draw:text-style-name="P13" draw:layer="layout" svg:width="1.4cm" svg:height="0.3cm" svg:x="1.501cm" svg:y="38.7cm">
                <text:p text:style-name="P12"><text:span text:style-name="T6">ConstantRate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13" draw:layer="layout" svg:width="0.8cm" svg:height="0.3cm" svg:x="2.901cm" svg:y="38.7cm">
                <text:p text:style-name="P12"><text:span text:style-name="T6">tru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2" draw:text-style-name="P13" draw:layer="layout" svg:width="1.1cm" svg:height="0.3cm" svg:x="3.701cm" svg:y="38.4cm">
                <text:p text:style-name="P12"><text:span text:style-name="T6">Double</text:span></text:p>
                <draw:enhanced-geometry svg:viewBox="0 0 21600 21600" draw:type="rectangle" draw:enhanced-path="M 0 0 L 21600 0 21600 21600 0 21600 0 0 Z N"/>
              </draw:custom-shape>
              <draw:custom-shape draw:style-name="gr25" draw:text-style-name="P13" draw:layer="layout" svg:width="1.4cm" svg:height="0.3cm" svg:x="1.501cm" svg:y="38.4cm">
                <text:p text:style-name="P12"><text:span text:style-name="T6">Pause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13" draw:layer="layout" svg:width="0.8cm" svg:height="0.3cm" svg:x="2.901cm" svg:y="38.4cm">
                <text:p text:style-name="P12"><text:span text:style-name="T6">5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21" draw:id="id21">
          <draw:glue-point draw:id="4" svg:x="4.808cm" svg:y="4.757cm"/>
          <draw:glue-point draw:id="5" svg:x="0.046cm" svg:y="-4.639cm"/>
          <draw:glue-point draw:id="6" svg:x="-4.809cm" svg:y="4.759cm"/>
          <draw:frame draw:style-name="gr4" draw:text-style-name="P14" draw:layer="layout" svg:width="5.549cm" svg:height="4.74cm" svg:x="24.918cm" svg:y="13.803cm">
            <draw:text-box>
              <text:p text:style-name="P17"><text:span text:style-name="T7">QMVariables</text:span></text:p>
            </draw:text-box>
          </draw:frame>
          <draw:polygon draw:style-name="gr5" draw:text-style-name="P7" draw:layer="layout" svg:width="9.721cm" svg:height="7.479cm" svg:x="22.59cm" svg:y="11.101cm" svg:viewBox="0 0 9722 7480" draw:points="0,7480 9722,7480 4858,0">
            <text:p/>
          </draw:polygon>
          <draw:custom-shape draw:style-name="gr6" draw:text-style-name="P8" draw:layer="layout" svg:width="0.486cm" svg:height="0.5cm" svg:x="22.201cm" svg:y="18.401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9" draw:layer="layout" svg:width="0.486cm" svg:height="0.5cm" svg:x="32.215cm" svg:y="18.4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9" draw:layer="layout" svg:width="0.486cm" svg:height="0.5cm" svg:x="27.208cm" svg:y="10.6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20" draw:id="id20">
          <draw:g>
            <draw:custom-shape draw:style-name="gr9" draw:text-style-name="P13" draw:layer="ConfigLayout" svg:width="0.8cm" svg:height="0.3cm" svg:x="17.8cm" svg:y="18.302cm">
              <text:p text:style-name="P12"><text:span text:style-name="T6">Name</text:span></text:p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ConfigLayout" svg:width="2.5cm" svg:height="0.3cm" svg:x="18.6cm" svg:y="18.3cm">
              <text:p text:style-name="P12"><text:span text:style-name="T6">Fidelit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3" draw:layer="ConfigLayout" svg:width="0.8cm" svg:height="0.3cm" svg:x="17.8cm" svg:y="18.602cm">
              <text:p text:style-name="P12"><text:span text:style-name="T6">Type</text:span></text:p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ConfigLayout" svg:width="2.5cm" svg:height="0.3cm" svg:x="18.6cm" svg:y="18.6cm">
              <text:p text:style-name="P12"><text:span text:style-name="T6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1" draw:text-style-name="P13" draw:layer="ConfigLayout" svg:width="3.3cm" svg:height="0.3cm" svg:x="17.8cm" svg:y="18.902cm">
              <text:p text:style-name="P12"><text:span text:style-name="T6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2" draw:text-style-name="P13" draw:layer="ConfigLayout" svg:width="1.1cm" svg:height="0.3cm" svg:x="20cm" svg:y="19.202cm">
                <text:p text:style-name="P12"><text:span text:style-name="T6">String</text:span></text:p>
                <draw:enhanced-geometry svg:viewBox="0 0 21600 21600" draw:type="rectangle" draw:enhanced-path="M 0 0 L 21600 0 21600 21600 0 21600 0 0 Z N"/>
              </draw:custom-shape>
              <draw:custom-shape draw:style-name="gr12" draw:text-style-name="P13" draw:layer="ConfigLayout" svg:width="1.1cm" svg:height="0.3cm" svg:x="17.8cm" svg:y="19.202cm">
                <text:p text:style-name="P12"><text:span text:style-name="T6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2" draw:text-style-name="P13" draw:layer="ConfigLayout" svg:width="1.1cm" svg:height="0.3cm" svg:x="18.9cm" svg:y="19.202cm">
                <text:p text:style-name="P12"><text:span text:style-name="T6">Fidelity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4" draw:text-style-name="P10" draw:layer="ConfigLayout" draw:type="line" svg:x1="21.1cm" svg:y1="18.901cm" svg:x2="22.402cm" svg:y2="18.7cm" draw:start-shape="id20" draw:start-glue-point="1" draw:end-shape="id21" draw:end-glue-point="6" svg:d="M21100 18901l1302-201" svg:viewBox="0 0 1303 202">
          <text:p/>
        </draw:connector>
        <draw:connector draw:style-name="gr14" draw:text-style-name="P10" draw:layer="ConfigLayout" draw:type="line" svg:x1="22.101cm" svg:y1="34cm" svg:x2="22.402cm" svg:y2="18.7cm" draw:start-shape="id22" draw:start-glue-point="3" draw:end-shape="id21" draw:end-glue-point="6" svg:d="M22101 34000l301-15300" svg:viewBox="0 0 302 15301">
          <text:p/>
        </draw:connector>
        <draw:g xml:id="id23" draw:id="id23">
          <draw:g>
            <draw:custom-shape draw:style-name="gr9" draw:text-style-name="P13" draw:layer="ConfigLayout" svg:width="0.8cm" svg:height="0.3cm" svg:x="16.7cm" svg:y="19.8cm">
              <text:p text:style-name="P12"><text:span text:style-name="T6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" draw:text-style-name="P13" draw:layer="ConfigLayout" svg:width="2.5cm" svg:height="0.3cm" svg:x="17.5cm" svg:y="19.798cm">
              <text:p text:style-name="P12"><text:span text:style-name="T6">Energy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3" draw:layer="ConfigLayout" svg:width="0.8cm" svg:height="0.3cm" svg:x="16.7cm" svg:y="20.1cm">
              <text:p text:style-name="P12"><text:span text:style-name="T6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" draw:text-style-name="P13" draw:layer="ConfigLayout" svg:width="2.5cm" svg:height="0.3cm" svg:x="17.5cm" svg:y="20.098cm">
              <text:p text:style-name="P12"><text:span text:style-name="T6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1" draw:text-style-name="P13" draw:layer="ConfigLayout" svg:width="3.3cm" svg:height="0.3cm" svg:x="16.7cm" svg:y="20.4cm">
              <text:p text:style-name="P12"><text:span text:style-name="T6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2" draw:text-style-name="P13" draw:layer="ConfigLayout" svg:width="1.1cm" svg:height="0.3cm" svg:x="18.9cm" svg:y="20.7cm">
                <text:p text:style-name="P12"><text:span text:style-name="T6">String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2" draw:text-style-name="P13" draw:layer="ConfigLayout" svg:width="1.1cm" svg:height="0.3cm" svg:x="16.7cm" svg:y="20.7cm">
                <text:p text:style-name="P12"><text:span text:style-name="T6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2" draw:text-style-name="P13" draw:layer="ConfigLayout" svg:width="1.1cm" svg:height="0.3cm" svg:x="17.8cm" svg:y="20.7cm">
                <text:p text:style-name="P12"><text:span text:style-name="T6">Energy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ustom-shape draw:style-name="gr7" draw:text-style-name="P9" xml:id="id24" draw:id="id24" draw:layer="ConfigLayout" svg:width="0.5cm" svg:height="0.5cm" svg:x="21.2cm" svg:y="2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0" draw:layer="ConfigLayout" draw:type="line" svg:x1="20cm" svg:y1="20.399cm" svg:x2="21.2cm" svg:y2="20.75cm" draw:start-shape="id23" draw:start-glue-point="1" draw:end-shape="id24" draw:end-glue-point="6" svg:d="M20000 20399l1200 351" svg:viewBox="0 0 1201 352">
          <text:p/>
        </draw:connector>
        <draw:connector draw:style-name="gr14" draw:text-style-name="P10" draw:layer="ConfigLayout" draw:type="line" svg:x1="22.102cm" svg:y1="34.001cm" svg:x2="21.45cm" svg:y2="21cm" draw:end-shape="id24" draw:end-glue-point="8" svg:d="M22102 34001l-652-13001" svg:viewBox="0 0 653 13002">
          <text:p/>
        </draw:connector>
        <draw:connector draw:style-name="gr13" draw:text-style-name="P16" draw:layer="ConfigLayout" draw:type="line" svg:x1="21.627cm" svg:y1="20.573cm" svg:x2="22.402cm" svg:y2="18.7cm" draw:start-shape="id24" draw:start-glue-point="11" draw:end-shape="id21" draw:end-glue-point="6" svg:d="M21627 20573l775-1873" svg:viewBox="0 0 776 1874">
          <text:p text:style-name="P12"><text:span text:style-name="T9">Transfer</text:span></text:p>
        </draw:connector>
        <draw:g xml:id="id25" draw:id="id25">
          <draw:g>
            <draw:custom-shape draw:style-name="gr9" draw:text-style-name="P13" draw:layer="ConfigLayout" svg:width="0.8cm" svg:height="0.3cm" svg:x="16.3cm" svg:y="21.5cm">
              <text:p text:style-name="P12"><text:span text:style-name="T6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" draw:text-style-name="P13" draw:layer="ConfigLayout" svg:width="2.5cm" svg:height="0.3cm" svg:x="17.1cm" svg:y="21.498cm">
              <text:p text:style-name="P12"><text:span text:style-name="T6">AtomX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3" draw:layer="ConfigLayout" svg:width="0.8cm" svg:height="0.3cm" svg:x="16.3cm" svg:y="21.8cm">
              <text:p text:style-name="P12"><text:span text:style-name="T6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" draw:text-style-name="P13" draw:layer="ConfigLayout" svg:width="2.5cm" svg:height="0.3cm" svg:x="17.1cm" svg:y="21.798cm">
              <text:p text:style-name="P12"><text:span text:style-name="T6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1" draw:text-style-name="P13" draw:layer="ConfigLayout" svg:width="3.3cm" svg:height="0.3cm" svg:x="16.3cm" svg:y="22.1cm">
              <text:p text:style-name="P12"><text:span text:style-name="T6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2" draw:text-style-name="P13" draw:layer="ConfigLayout" svg:width="1.1cm" svg:height="0.3cm" svg:x="18.5cm" svg:y="22.4cm">
                <text:p text:style-name="P12"><text:span text:style-name="T6">String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2" draw:text-style-name="P13" draw:layer="ConfigLayout" svg:width="1.1cm" svg:height="0.3cm" svg:x="16.3cm" svg:y="22.4cm">
                <text:p text:style-name="P12"><text:span text:style-name="T6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2" draw:text-style-name="P13" draw:layer="ConfigLayout" svg:width="1.1cm" svg:height="0.3cm" svg:x="17.4cm" svg:y="22.4cm">
                <text:p text:style-name="P12"><text:span text:style-name="T6">AtomX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g xml:id="id29" draw:id="id29">
          <draw:g>
            <draw:custom-shape draw:style-name="gr9" draw:text-style-name="P13" draw:layer="ConfigLayout" svg:width="0.8cm" svg:height="0.3cm" svg:x="15.2cm" svg:y="24.9cm">
              <text:p text:style-name="P12"><text:span text:style-name="T6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" draw:text-style-name="P13" draw:layer="ConfigLayout" svg:width="2.5cm" svg:height="0.3cm" svg:x="16cm" svg:y="24.898cm">
              <text:p text:style-name="P12"><text:span text:style-name="T6">LaserY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3" draw:layer="ConfigLayout" svg:width="0.8cm" svg:height="0.3cm" svg:x="15.2cm" svg:y="25.2cm">
              <text:p text:style-name="P12"><text:span text:style-name="T6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" draw:text-style-name="P13" draw:layer="ConfigLayout" svg:width="2.5cm" svg:height="0.3cm" svg:x="16cm" svg:y="25.198cm">
              <text:p text:style-name="P12"><text:span text:style-name="T6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1" draw:text-style-name="P13" draw:layer="ConfigLayout" svg:width="3.3cm" svg:height="0.3cm" svg:x="15.2cm" svg:y="25.5cm">
              <text:p text:style-name="P12"><text:span text:style-name="T6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2" draw:text-style-name="P13" draw:layer="ConfigLayout" svg:width="1.1cm" svg:height="0.3cm" svg:x="17.4cm" svg:y="25.8cm">
                <text:p text:style-name="P12"><text:span text:style-name="T6">String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2" draw:text-style-name="P13" draw:layer="ConfigLayout" svg:width="1.1cm" svg:height="0.3cm" svg:x="15.2cm" svg:y="25.8cm">
                <text:p text:style-name="P12"><text:span text:style-name="T6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2" draw:text-style-name="P13" draw:layer="ConfigLayout" svg:width="1.1cm" svg:height="0.3cm" svg:x="16.3cm" svg:y="25.8cm">
                <text:p text:style-name="P12"><text:span text:style-name="T6">LaserY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g xml:id="id30" draw:id="id30">
          <draw:g>
            <draw:custom-shape draw:style-name="gr9" draw:text-style-name="P13" draw:layer="ConfigLayout" svg:width="0.8cm" svg:height="0.3cm" svg:x="15.6cm" svg:y="23.102cm">
              <text:p text:style-name="P12"><text:span text:style-name="T6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" draw:text-style-name="P13" draw:layer="ConfigLayout" svg:width="2.5cm" svg:height="0.3cm" svg:x="16.4cm" svg:y="23.1cm">
              <text:p text:style-name="P12"><text:span text:style-name="T6">LaserX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3" draw:layer="ConfigLayout" svg:width="0.8cm" svg:height="0.3cm" svg:x="15.6cm" svg:y="23.402cm">
              <text:p text:style-name="P12"><text:span text:style-name="T6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" draw:text-style-name="P13" draw:layer="ConfigLayout" svg:width="2.5cm" svg:height="0.3cm" svg:x="16.4cm" svg:y="23.4cm">
              <text:p text:style-name="P12"><text:span text:style-name="T6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1" draw:text-style-name="P13" draw:layer="ConfigLayout" svg:width="3.3cm" svg:height="0.3cm" svg:x="15.6cm" svg:y="23.702cm">
              <text:p text:style-name="P12"><text:span text:style-name="T6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2" draw:text-style-name="P13" draw:layer="ConfigLayout" svg:width="1.1cm" svg:height="0.3cm" svg:x="17.8cm" svg:y="24.002cm">
                <text:p text:style-name="P12"><text:span text:style-name="T6">String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2" draw:text-style-name="P13" draw:layer="ConfigLayout" svg:width="1.1cm" svg:height="0.3cm" svg:x="15.6cm" svg:y="24.002cm">
                <text:p text:style-name="P12"><text:span text:style-name="T6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2" draw:text-style-name="P13" draw:layer="ConfigLayout" svg:width="1.1cm" svg:height="0.3cm" svg:x="16.7cm" svg:y="24.002cm">
                <text:p text:style-name="P12"><text:span text:style-name="T6">LaserX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ustom-shape draw:style-name="gr7" draw:text-style-name="P9" xml:id="id26" draw:id="id26" draw:layer="ConfigLayout" svg:width="0.5cm" svg:height="0.5cm" svg:x="20.501cm" svg:y="22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0" draw:layer="ConfigLayout" draw:type="line" svg:x1="19.6cm" svg:y1="22.099cm" svg:x2="20.574cm" svg:y2="22.374cm" draw:start-shape="id25" draw:end-shape="id26" draw:end-glue-point="5" svg:d="M19600 22099l974 275" svg:viewBox="0 0 975 276">
          <text:p/>
        </draw:connector>
        <draw:connector draw:style-name="gr14" draw:text-style-name="P10" draw:layer="ConfigLayout" draw:type="line" svg:x1="22.05cm" svg:y1="34.002cm" svg:x2="20.751cm" svg:y2="22.801cm" draw:end-shape="id26" draw:end-glue-point="8" svg:d="M22050 34002l-1299-11201" svg:viewBox="0 0 1300 11202">
          <text:p/>
        </draw:connector>
        <draw:custom-shape draw:style-name="gr7" draw:text-style-name="P9" xml:id="id27" draw:id="id27" draw:layer="ConfigLayout" svg:width="0.5cm" svg:height="0.5cm" svg:x="20cm" svg:y="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xml:id="id28" draw:id="id28" draw:layer="ConfigLayout" svg:width="0.5cm" svg:height="0.5cm" svg:x="19.6cm" svg:y="25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xml:id="id32" draw:id="id32" draw:layer="ConfigLayout" svg:width="0.5cm" svg:height="0.5cm" svg:x="33.1cm" svg:y="19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0" draw:layer="ConfigLayout" draw:type="line" svg:x1="22.017cm" svg:y1="34.003cm" svg:x2="20.427cm" svg:y2="24.427cm" draw:end-shape="id27" draw:end-glue-point="9" svg:d="M22017 34003l-1590-9576" svg:viewBox="0 0 1591 9577">
          <text:p/>
        </draw:connector>
        <draw:connector draw:style-name="gr14" draw:text-style-name="P10" xml:id="id37" draw:id="id37" draw:layer="ConfigLayout" draw:type="line" svg:x1="22.017cm" svg:y1="34.003cm" svg:x2="20.027cm" svg:y2="26.127cm" draw:end-shape="id28" draw:end-glue-point="9" svg:d="M22017 34003l-1990-7876" svg:viewBox="0 0 1991 7877">
          <text:p/>
        </draw:connector>
        <draw:connector draw:style-name="gr13" draw:text-style-name="P13" draw:layer="ConfigLayout" draw:type="line" svg:x1="20.5cm" svg:y1="24.25cm" svg:x2="32.499cm" svg:y2="18.699cm" draw:start-shape="id27" draw:start-glue-point="10" draw:end-shape="id21" draw:end-glue-point="4" svg:d="M20500 24250l11999-5551" svg:viewBox="0 0 12000 5552">
          <text:p text:style-name="P12"><text:span text:style-name="T6">Initial</text:span></text:p>
        </draw:connector>
        <draw:connector draw:style-name="gr13" draw:text-style-name="P10" draw:layer="ConfigLayout" draw:type="line" svg:x1="20.751cm" svg:y1="22.301cm" svg:x2="21.273cm" svg:y2="20.927cm" draw:start-shape="id26" draw:end-shape="id24" draw:end-glue-point="7" svg:d="M20751 22301l522-1374" svg:viewBox="0 0 523 1375">
          <text:p text:style-name="P12"><text:span text:style-name="T9">Transfer</text:span></text:p>
        </draw:connector>
        <draw:connector draw:style-name="gr14" draw:text-style-name="P10" draw:layer="ConfigLayout" draw:type="line" svg:x1="18.5cm" svg:y1="25.499cm" svg:x2="19.6cm" svg:y2="25.95cm" draw:start-shape="id29" draw:start-glue-point="1" draw:end-shape="id28" draw:end-glue-point="6" svg:d="M18500 25499l1100 451" svg:viewBox="0 0 1101 452">
          <text:p/>
        </draw:connector>
        <draw:connector draw:style-name="gr14" draw:text-style-name="P10" draw:layer="ConfigLayout" draw:type="line" svg:x1="18.9cm" svg:y1="23.701cm" svg:x2="20cm" svg:y2="24.25cm" draw:start-shape="id30" draw:start-glue-point="1" draw:end-shape="id27" draw:end-glue-point="6" svg:d="M18900 23701l1100 549" svg:viewBox="0 0 1101 550">
          <text:p/>
        </draw:connector>
        <draw:connector draw:style-name="gr14" draw:text-style-name="P10" draw:layer="ConfigLayout" draw:type="line" svg:x1="34.8cm" svg:y1="19.249cm" svg:x2="33.527cm" svg:y2="19.973cm" draw:start-shape="id31" draw:start-glue-point="3" draw:end-shape="id32" draw:end-glue-point="11" svg:d="M34800 19249l-1273 724" svg:viewBox="0 0 1274 725">
          <text:p/>
        </draw:connector>
        <draw:connector draw:style-name="gr13" draw:text-style-name="P10" draw:layer="ConfigLayout" draw:type="line" svg:x1="20.25cm" svg:y1="24cm" svg:x2="20.574cm" svg:y2="22.728cm" draw:start-shape="id27" draw:start-glue-point="4" draw:end-shape="id26" draw:end-glue-point="7" svg:d="M20250 24000l324-1272" svg:viewBox="0 0 325 1273">
          <text:p text:style-name="P12"><text:span text:style-name="T9">Transfer</text:span></text:p>
        </draw:connector>
        <draw:connector draw:style-name="gr13" draw:text-style-name="P10" draw:layer="ConfigLayout" draw:type="line" svg:x1="19.85cm" svg:y1="25.7cm" svg:x2="20.073cm" svg:y2="24.427cm" draw:start-shape="id28" draw:start-glue-point="4" draw:end-shape="id27" draw:end-glue-point="7" svg:d="M19850 25700l223-1273" svg:viewBox="0 0 224 1274">
          <text:p text:style-name="P12"><text:span text:style-name="T9">Transfer</text:span></text:p>
        </draw:connector>
        <draw:connector draw:style-name="gr13" draw:text-style-name="P10" draw:layer="ConfigLayout" draw:type="line" svg:x1="32.499cm" svg:y1="18.699cm" svg:x2="33.173cm" svg:y2="19.973cm" draw:start-shape="id21" draw:start-glue-point="4" draw:end-shape="id32" draw:end-glue-point="5" svg:d="M32499 18699l674 1274" svg:viewBox="0 0 675 1275">
          <text:p text:style-name="P12"><text:span text:style-name="T9"/></text:p>
        </draw:connector>
        <draw:g xml:id="id33" draw:id="id33">
          <draw:g>
            <draw:custom-shape draw:style-name="gr16" draw:text-style-name="P13" draw:layer="ConfigLayout" svg:width="0.8cm" svg:height="0.3cm" svg:x="33.9cm" svg:y="15.102cm">
              <text:p text:style-name="P12"><text:span text:style-name="T6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3" draw:layer="ConfigLayout" svg:width="2.5cm" svg:height="0.3cm" svg:x="34.7cm" svg:y="15.1cm">
              <text:p text:style-name="P12"><text:span text:style-name="T6">LaserXVelocit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3" draw:layer="ConfigLayout" svg:width="0.8cm" svg:height="0.3cm" svg:x="33.9cm" svg:y="15.402cm">
              <text:p text:style-name="P12"><text:span text:style-name="T6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3" draw:layer="ConfigLayout" svg:width="2.5cm" svg:height="0.3cm" svg:x="34.7cm" svg:y="15.4cm">
              <text:p text:style-name="P12"><text:span text:style-name="T6">Chang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3" draw:layer="ConfigLayout" svg:width="3.3cm" svg:height="0.3cm" svg:x="33.9cm" svg:y="15.702cm">
              <text:p text:style-name="P12"><text:span text:style-name="T6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3" draw:layer="ConfigLayout" svg:width="1.1cm" svg:height="0.3cm" svg:x="36.1cm" svg:y="16.302cm">
                <text:p text:style-name="P12"><text:span text:style-name="T6">Boolea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3" draw:layer="ConfigLayout" svg:width="1.1cm" svg:height="0.3cm" svg:x="33.9cm" svg:y="16.302cm">
                <text:p text:style-name="P12"><text:span text:style-name="T6">Absolu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3" draw:layer="ConfigLayout" svg:width="1.1cm" svg:height="0.3cm" svg:x="35cm" svg:y="16.302cm">
                <text:p text:style-name="P12"><text:span text:style-name="T6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3" draw:layer="ConfigLayout" svg:width="1.1cm" svg:height="0.3cm" svg:x="36.1cm" svg:y="16.002cm">
                <text:p text:style-name="P12"><text:span text:style-name="T6">Boolea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3" draw:layer="ConfigLayout" svg:width="1.1cm" svg:height="0.3cm" svg:x="33.9cm" svg:y="16.002cm">
                <text:p text:style-name="P12"><text:span text:style-name="T6">ZeroRese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3" draw:layer="ConfigLayout" svg:width="1.1cm" svg:height="0.3cm" svg:x="35cm" svg:y="16.002cm">
                <text:p text:style-name="P12"><text:span text:style-name="T6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3" draw:layer="ConfigLayout" svg:width="1.1cm" svg:height="0.3cm" svg:x="36.1cm" svg:y="16.602cm">
                <text:p text:style-name="P12"><text:span text:style-name="T6">Boolea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3" draw:layer="ConfigLayout" svg:width="1.1cm" svg:height="0.3cm" svg:x="33.9cm" svg:y="16.602cm">
                <text:p text:style-name="P12"><text:span text:style-name="T6">LinkInitial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3" draw:layer="ConfigLayout" svg:width="1.1cm" svg:height="0.3cm" svg:x="35cm" svg:y="16.602cm">
                <text:p text:style-name="P12"><text:span text:style-name="T6">tru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3" draw:layer="ConfigLayout" svg:width="1.1cm" svg:height="0.3cm" svg:x="36.1cm" svg:y="16.902cm">
                <text:p text:style-name="P12"><text:span text:style-name="T6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3" draw:layer="ConfigLayout" svg:width="1.1cm" svg:height="0.3cm" svg:x="33.9cm" svg:y="16.902cm">
                <text:p text:style-name="P12"><text:span text:style-name="T6">Gai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3" draw:layer="ConfigLayout" svg:width="1.1cm" svg:height="0.3cm" svg:x="35cm" svg:y="16.902cm">
                <text:p text:style-name="P12"><text:span text:style-name="T6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4" draw:text-style-name="P10" draw:layer="ConfigLayout" draw:type="line" svg:x1="33.9cm" svg:y1="16.151cm" svg:x2="32.499cm" svg:y2="18.699cm" draw:start-shape="id33" draw:end-shape="id21" draw:end-glue-point="4" svg:d="M33900 16151l-1401 2548" svg:viewBox="0 0 1402 2549">
          <text:p/>
        </draw:connector>
        <draw:connector draw:style-name="gr15" draw:text-style-name="P13" draw:layer="ConfigLayout" draw:type="curve" svg:x1="23.65cm" svg:y1="35.7cm" svg:x2="32.499cm" svg:y2="18.699cm" draw:start-shape="id5" draw:start-glue-point="4" draw:end-shape="id21" draw:end-glue-point="4" svg:d="M23650 35700c0-12598 8849-4098 8849-17001" svg:viewBox="0 0 8850 17002">
          <text:p text:style-name="P18">Reset</text:p>
        </draw:connector>
        <draw:g xml:id="id31" draw:id="id31">
          <draw:g>
            <draw:custom-shape draw:style-name="gr16" draw:text-style-name="P13" draw:layer="ConfigLayout" svg:width="0.8cm" svg:height="0.3cm" svg:x="34.8cm" svg:y="18.2cm">
              <text:p text:style-name="P12"><text:span text:style-name="T6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3" draw:layer="ConfigLayout" svg:width="2.5cm" svg:height="0.3cm" svg:x="35.6cm" svg:y="18.198cm">
              <text:p text:style-name="P12"><text:span text:style-name="T6">LaserXAcceler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3" draw:layer="ConfigLayout" svg:width="0.8cm" svg:height="0.3cm" svg:x="34.8cm" svg:y="18.5cm">
              <text:p text:style-name="P12"><text:span text:style-name="T6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3" draw:layer="ConfigLayout" svg:width="2.5cm" svg:height="0.3cm" svg:x="35.6cm" svg:y="18.498cm">
              <text:p text:style-name="P12"><text:span text:style-name="T6">Chang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3" draw:layer="ConfigLayout" svg:width="3.3cm" svg:height="0.3cm" svg:x="34.8cm" svg:y="18.8cm">
              <text:p text:style-name="P12"><text:span text:style-name="T6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3" draw:layer="ConfigLayout" svg:width="1.1cm" svg:height="0.3cm" svg:x="37cm" svg:y="19.4cm">
                <text:p text:style-name="P12"><text:span text:style-name="T6">Boolea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3" draw:layer="ConfigLayout" svg:width="1.1cm" svg:height="0.3cm" svg:x="34.8cm" svg:y="19.4cm">
                <text:p text:style-name="P12"><text:span text:style-name="T6">Absolu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3" draw:layer="ConfigLayout" svg:width="1.1cm" svg:height="0.3cm" svg:x="35.9cm" svg:y="19.4cm">
                <text:p text:style-name="P12"><text:span text:style-name="T6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3" draw:layer="ConfigLayout" svg:width="1.1cm" svg:height="0.3cm" svg:x="37cm" svg:y="19.1cm">
                <text:p text:style-name="P12"><text:span text:style-name="T6">Boolea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3" draw:layer="ConfigLayout" svg:width="1.1cm" svg:height="0.3cm" svg:x="34.8cm" svg:y="19.1cm">
                <text:p text:style-name="P12"><text:span text:style-name="T6">ZeroRese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3" draw:layer="ConfigLayout" svg:width="1.1cm" svg:height="0.3cm" svg:x="35.9cm" svg:y="19.1cm">
                <text:p text:style-name="P12"><text:span text:style-name="T6">tru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3" draw:layer="ConfigLayout" svg:width="1.1cm" svg:height="0.3cm" svg:x="37cm" svg:y="19.7cm">
                <text:p text:style-name="P12"><text:span text:style-name="T6">Boolea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3" draw:layer="ConfigLayout" svg:width="1.1cm" svg:height="0.3cm" svg:x="34.8cm" svg:y="19.7cm">
                <text:p text:style-name="P12"><text:span text:style-name="T6">LinkInitial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3" draw:layer="ConfigLayout" svg:width="1.1cm" svg:height="0.3cm" svg:x="35.9cm" svg:y="19.7cm">
                <text:p text:style-name="P12"><text:span text:style-name="T6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3" draw:layer="ConfigLayout" svg:width="1.1cm" svg:height="0.3cm" svg:x="37cm" svg:y="20cm">
                <text:p text:style-name="P12"><text:span text:style-name="T6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3" draw:layer="ConfigLayout" svg:width="1.1cm" svg:height="0.3cm" svg:x="34.8cm" svg:y="20cm">
                <text:p text:style-name="P12"><text:span text:style-name="T6">Gai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3" draw:layer="ConfigLayout" svg:width="1.1cm" svg:height="0.3cm" svg:x="35.9cm" svg:y="20cm">
                <text:p text:style-name="P12"><text:span text:style-name="T6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5" draw:text-style-name="P13" xml:id="id41" draw:id="id41" draw:layer="ConfigLayout" draw:type="curve" svg:x1="23.727cm" svg:y1="35.701cm" svg:x2="33.35cm" svg:y2="20.4cm" draw:end-shape="id32" draw:end-glue-point="8" svg:d="M23727 35701c0-11098 9623-3448 9623-15301" svg:viewBox="0 0 9624 15302">
          <text:p text:style-name="P18">Reset</text:p>
        </draw:connector>
        <draw:g xml:id="id34" draw:id="id34">
          <draw:g>
            <draw:custom-shape draw:style-name="gr16" draw:text-style-name="P13" draw:layer="ConfigLayout" svg:width="0.8cm" svg:height="0.3cm" svg:x="35.9cm" svg:y="21.102cm">
              <text:p text:style-name="P12"><text:span text:style-name="T6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3" draw:layer="ConfigLayout" svg:width="2.5cm" svg:height="0.3cm" svg:x="36.7cm" svg:y="21.1cm">
              <text:p text:style-name="P12"><text:span text:style-name="T6">AtomXOffse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3" draw:layer="ConfigLayout" svg:width="0.8cm" svg:height="0.3cm" svg:x="35.9cm" svg:y="21.402cm">
              <text:p text:style-name="P12"><text:span text:style-name="T6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3" draw:layer="ConfigLayout" svg:width="2.5cm" svg:height="0.3cm" svg:x="36.7cm" svg:y="21.4cm">
              <text:p text:style-name="P12"><text:span text:style-name="T6">Subtrac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3" draw:layer="ConfigLayout" svg:width="3.3cm" svg:height="0.3cm" svg:x="35.9cm" svg:y="21.702cm">
              <text:p text:style-name="P12"><text:span text:style-name="T6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3" draw:layer="ConfigLayout" svg:width="1.1cm" svg:height="0.3cm" svg:x="38.1cm" svg:y="22.002cm">
                <text:p text:style-name="P12"><text:span text:style-name="T6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3" draw:layer="ConfigLayout" svg:width="1.1cm" svg:height="0.3cm" svg:x="35.9cm" svg:y="22.002cm">
                <text:p text:style-name="P12"><text:span text:style-name="T6">Sig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3" draw:layer="ConfigLayout" svg:width="1.1cm" svg:height="0.3cm" svg:x="37cm" svg:y="22.002cm">
                <text:p text:style-name="P12"><text:span text:style-name="T6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ustom-shape draw:style-name="gr7" draw:text-style-name="P9" xml:id="id35" draw:id="id35" draw:layer="ConfigLayout" svg:width="0.5cm" svg:height="0.5cm" svg:x="34.001cm" svg:y="21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0" draw:layer="ConfigLayout" draw:type="line" svg:x1="35.9cm" svg:y1="21.701cm" svg:x2="34.428cm" svg:y2="21.474cm" draw:start-shape="id34" draw:start-glue-point="3" draw:end-shape="id35" draw:end-glue-point="11" svg:d="M35900 21701l-1472-227" svg:viewBox="0 0 1473 228">
          <text:p/>
        </draw:connector>
        <draw:connector draw:style-name="gr13" draw:text-style-name="P10" draw:layer="ConfigLayout" draw:type="line" svg:x1="33.527cm" svg:y1="20.327cm" svg:x2="34.074cm" svg:y2="21.474cm" draw:start-shape="id32" draw:start-glue-point="9" draw:end-shape="id35" draw:end-glue-point="5" svg:d="M33527 20327l547 1147" svg:viewBox="0 0 548 1148">
          <text:p text:style-name="P12"><text:span text:style-name="T9">Transfer</text:span></text:p>
        </draw:connector>
        <draw:connector draw:style-name="gr13" draw:text-style-name="P10" draw:layer="ConfigLayout" draw:type="line" svg:x1="20.5cm" svg:y1="24.25cm" svg:x2="34.074cm" svg:y2="21.828cm" draw:start-shape="id27" draw:start-glue-point="10" draw:end-shape="id35" draw:end-glue-point="7" svg:d="M20500 24250l13574-2422" svg:viewBox="0 0 13575 2423">
          <text:p/>
        </draw:connector>
        <draw:connector draw:style-name="gr13" draw:text-style-name="P10" draw:layer="ConfigLayout" draw:type="line" svg:x1="21.001cm" svg:y1="22.551cm" svg:x2="34.001cm" svg:y2="21.651cm" draw:start-shape="id26" draw:start-glue-point="10" draw:end-shape="id35" draw:end-glue-point="6" svg:d="M21001 22551l13000-900" svg:viewBox="0 0 13001 901">
          <text:p/>
        </draw:connector>
        <draw:g xml:id="id36" draw:id="id36">
          <draw:g>
            <draw:custom-shape draw:style-name="gr16" draw:text-style-name="P13" draw:layer="ConfigLayout" svg:width="0.8cm" svg:height="0.3cm" svg:x="30.1cm" svg:y="10.402cm">
              <text:p text:style-name="P12"><text:span text:style-name="T6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3" draw:layer="ConfigLayout" svg:width="2.5cm" svg:height="0.3cm" svg:x="30.9cm" svg:y="10.4cm">
              <text:p text:style-name="P12"><text:span text:style-name="T6">Displa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3" draw:layer="ConfigLayout" svg:width="0.8cm" svg:height="0.3cm" svg:x="30.1cm" svg:y="10.702cm">
              <text:p text:style-name="P12"><text:span text:style-name="T6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3" draw:layer="ConfigLayout" svg:width="2.5cm" svg:height="0.3cm" svg:x="30.9cm" svg:y="10.7cm">
              <text:p text:style-name="P12"><text:span text:style-name="T6">Displa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3" draw:layer="ConfigLayout" svg:width="3.3cm" svg:height="0.3cm" svg:x="30.1cm" svg:y="11.002cm">
              <text:p text:style-name="P12"><text:span text:style-name="T6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3" draw:layer="ConfigLayout" svg:width="1.1cm" svg:height="0.3cm" svg:x="32.3cm" svg:y="11.6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3" draw:layer="ConfigLayout" svg:width="1.1cm" svg:height="0.3cm" svg:x="30.1cm" svg:y="11.602cm">
                <text:p text:style-name="P12"><text:span text:style-name="T6">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3" draw:layer="ConfigLayout" svg:width="1.1cm" svg:height="0.3cm" svg:x="31.2cm" svg:y="11.602cm">
                <text:p text:style-name="P12"><text:span text:style-name="T6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3" draw:layer="ConfigLayout" svg:width="1.1cm" svg:height="0.3cm" svg:x="32.3cm" svg:y="11.3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3" draw:layer="ConfigLayout" svg:width="1.1cm" svg:height="0.3cm" svg:x="30.1cm" svg:y="11.302cm">
                <text:p text:style-name="P12"><text:span text:style-name="T6">X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3" draw:layer="ConfigLayout" svg:width="1.1cm" svg:height="0.3cm" svg:x="31.2cm" svg:y="11.302cm">
                <text:p text:style-name="P12"><text:span text:style-name="T6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3" draw:layer="ConfigLayout" svg:width="1.1cm" svg:height="0.3cm" svg:x="32.3cm" svg:y="11.9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3" draw:layer="ConfigLayout" svg:width="1.1cm" svg:height="0.3cm" svg:x="30.1cm" svg:y="11.902cm">
                <text:p text:style-name="P12"><text:span text:style-name="T6">Width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3" draw:layer="ConfigLayout" svg:width="1.1cm" svg:height="0.3cm" svg:x="31.2cm" svg:y="11.902cm">
                <text:p text:style-name="P12"><text:span text:style-name="T6">2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3" draw:layer="ConfigLayout" svg:width="1.1cm" svg:height="0.3cm" svg:x="32.3cm" svg:y="12.2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3" draw:layer="ConfigLayout" svg:width="1.1cm" svg:height="0.3cm" svg:x="30.1cm" svg:y="12.202cm">
                <text:p text:style-name="P12"><text:span text:style-name="T6">Heigh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3" draw:layer="ConfigLayout" svg:width="1.1cm" svg:height="0.3cm" svg:x="31.2cm" svg:y="12.202cm">
                <text:p text:style-name="P12"><text:span text:style-name="T6">15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3" draw:layer="ConfigLayout" svg:width="1.1cm" svg:height="0.3cm" svg:x="32.3cm" svg:y="12.5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3" draw:layer="ConfigLayout" svg:width="1.1cm" svg:height="0.3cm" svg:x="30.1cm" svg:y="12.502cm">
                <text:p text:style-name="P12"><text:span text:style-name="T6">Fo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3" draw:layer="ConfigLayout" svg:width="1.1cm" svg:height="0.3cm" svg:x="31.2cm" svg:y="12.502cm">
                <text:p text:style-name="P12"><text:span text:style-name="T6">24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3" draw:layer="ConfigLayout" svg:width="1.1cm" svg:height="0.3cm" svg:x="32.3cm" svg:y="12.8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3" draw:layer="ConfigLayout" svg:width="1.1cm" svg:height="0.3cm" svg:x="30.1cm" svg:y="12.802cm">
                <text:p text:style-name="P12"><text:span text:style-name="T6">Alignme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3" draw:layer="ConfigLayout" svg:width="1.1cm" svg:height="0.3cm" svg:x="31.2cm" svg:y="12.802cm">
                <text:p text:style-name="P12"><text:span text:style-name="T6">Vertical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4" draw:text-style-name="P10" draw:layer="ConfigLayout" draw:type="line" svg:x1="30.1cm" svg:y1="11.751cm" svg:x2="27.499cm" svg:y2="10.901cm" draw:start-shape="id36" draw:start-glue-point="3" draw:end-shape="id21" draw:end-glue-point="5" svg:d="M30100 11751l-2601-850" svg:viewBox="0 0 2602 851">
          <text:p/>
        </draw:connector>
        <draw:connector draw:style-name="gr15" draw:text-style-name="P13" draw:layer="ConfigLayout" draw:type="curve" draw:line-skew="-10.297cm 4.691cm" svg:x1="22.017cm" svg:y1="34.003cm" svg:x2="27.499cm" svg:y2="10.901cm" draw:start-shape="id37" draw:start-glue-point="2" draw:end-shape="id21" draw:end-glue-point="5" svg:d="M22017 34003c1333 0 1111-9606 2148-13923s3334-3344 3334-9179" svg:viewBox="0 0 5483 23103">
          <text:p text:style-name="P18">Fidelity:4</text:p>
        </draw:connector>
        <draw:connector draw:style-name="gr15" draw:text-style-name="P13" draw:layer="ConfigLayout" draw:type="curve" draw:line-skew="-10.426cm 4.331cm" svg:x1="22.017cm" svg:y1="34.003cm" svg:x2="27.499cm" svg:y2="10.901cm" draw:start-shape="id37" draw:start-glue-point="2" draw:end-shape="id21" draw:end-glue-point="5" svg:d="M22017 34003c1140 0 949-9786 2035-14238s3447-3569 3447-8864" svg:viewBox="0 0 5483 23103">
          <text:p text:style-name="P18">SimulatedTime</text:p>
        </draw:connector>
        <draw:connector draw:style-name="gr15" draw:text-style-name="P13" draw:layer="ConfigLayout" draw:type="curve" draw:line-skew="-10.198cm 4.5cm" svg:x1="22.017cm" svg:y1="34.003cm" svg:x2="27.499cm" svg:y2="10.901cm" draw:start-shape="id37" draw:start-glue-point="2" draw:end-shape="id21" draw:end-glue-point="5" svg:d="M22017 34003c1482 0 1235-9701 2235-14090s3247-3464 3247-9012" svg:viewBox="0 0 5483 23103">
          <text:p text:style-name="P18">FidelityScore:0</text:p>
        </draw:connector>
        <draw:connector draw:style-name="gr15" draw:text-style-name="P13" draw:layer="ConfigLayout" draw:type="curve" draw:line-skew="-10.097cm 4.3cm" svg:x1="22.017cm" svg:y1="34.003cm" svg:x2="27.499cm" svg:y2="10.901cm" draw:start-shape="id37" draw:start-glue-point="2" draw:end-shape="id21" draw:end-glue-point="5" svg:d="M22017 34003c1633 0 1361-9801 2323-14265s3159-3589 3159-8837" svg:viewBox="0 0 5483 23103">
          <text:p text:style-name="P18">TimeScore:0</text:p>
        </draw:connector>
        <draw:connector draw:style-name="gr15" draw:text-style-name="P13" draw:layer="ConfigLayout" draw:type="curve" draw:line-skew="-9.997cm 3.8cm" svg:x1="22.017cm" svg:y1="34.003cm" svg:x2="27.499cm" svg:y2="10.901cm" draw:start-shape="id37" draw:start-glue-point="2" draw:end-shape="id21" draw:end-glue-point="5" svg:d="M22017 34003c1783 0 1485-10052 2410-14703s3072-3901 3072-8399" svg:viewBox="0 0 5483 23103">
          <text:p text:style-name="P18">Score:0</text:p>
        </draw:connector>
        <draw:g xml:id="id38" draw:id="id38">
          <draw:g>
            <draw:custom-shape draw:style-name="gr16" draw:text-style-name="P13" draw:layer="ConfigLayout" svg:width="0.8cm" svg:height="0.3cm" svg:x="8.5cm" svg:y="8.502cm">
              <text:p text:style-name="P12"><text:span text:style-name="T6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3" draw:layer="ConfigLayout" svg:width="2.5cm" svg:height="0.3cm" svg:x="9.3cm" svg:y="8.5cm">
              <text:p text:style-name="P12"><text:span text:style-name="T6">MaxResults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3" draw:layer="ConfigLayout" svg:width="0.8cm" svg:height="0.3cm" svg:x="8.5cm" svg:y="8.802cm">
              <text:p text:style-name="P12"><text:span text:style-name="T6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3" draw:layer="ConfigLayout" svg:width="2.5cm" svg:height="0.3cm" svg:x="9.3cm" svg:y="8.8cm">
              <text:p text:style-name="P12"><text:span text:style-name="T6">MaxSeries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3" draw:layer="ConfigLayout" svg:width="3.3cm" svg:height="0.3cm" svg:x="8.5cm" svg:y="9.102cm">
              <text:p text:style-name="P12"><text:span text:style-name="T6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1" draw:text-style-name="P13" draw:layer="ConfigLayout" svg:width="0.4cm" svg:height="0.3cm" svg:x="11.4cm" svg:y="9.702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3" draw:layer="ConfigLayout" svg:width="0.7cm" svg:height="0.3cm" svg:x="8.5cm" svg:y="9.702cm">
                <text:p text:style-name="P12"><text:span text:style-name="T6">Model</text:span></text:p>
                <draw:enhanced-geometry svg:viewBox="0 0 21600 21600" draw:type="rectangle" draw:enhanced-path="M 0 0 L 21600 0 21600 21600 0 21600 0 0 Z N"/>
              </draw:custom-shape>
              <draw:custom-shape draw:style-name="gr27" draw:text-style-name="P16" draw:layer="ConfigLayout" svg:width="2.2cm" svg:height="0.3cm" svg:x="9.2cm" svg:y="9.702cm">
                <text:p text:style-name="P19"><text:span text:style-name="T9">005-001-QuantumMovesBasic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3" draw:layer="ConfigLayout" svg:width="1.1cm" svg:height="0.3cm" svg:x="10.7cm" svg:y="9.402cm">
                <text:p text:style-name="P12"><text:span text:style-name="T6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3" draw:layer="ConfigLayout" svg:width="1.1cm" svg:height="0.3cm" svg:x="8.5cm" svg:y="9.402cm">
                <text:p text:style-name="P12"><text:span text:style-name="T6">Ke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3" draw:layer="ConfigLayout" svg:width="1.1cm" svg:height="0.3cm" svg:x="9.6cm" svg:y="9.402cm">
                <text:p text:style-name="P12"><text:span text:style-name="T6">Score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4" draw:text-style-name="P10" draw:layer="ConfigLayout" draw:type="line" svg:x1="11.8cm" svg:y1="9.251cm" svg:x2="12.7cm" svg:y2="10.65cm" draw:start-shape="id38" draw:start-glue-point="1" draw:end-shape="id39" draw:end-glue-point="6" svg:d="M11800 9251l900 1399" svg:viewBox="0 0 901 1400">
          <text:p/>
        </draw:connector>
        <draw:connector draw:style-name="gr13" draw:text-style-name="P13" draw:layer="ConfigLayout" draw:type="line" svg:x1="24.727cm" svg:y1="10.627cm" svg:x2="27.499cm" svg:y2="10.901cm" draw:start-shape="id40" draw:start-glue-point="9" draw:end-shape="id21" draw:end-glue-point="5" svg:d="M24727 10627l2772 274" svg:viewBox="0 0 2773 275">
          <text:p text:style-name="P12"><text:span text:style-name="T6">Transfer</text:span></text:p>
        </draw:connector>
        <draw:connector draw:style-name="gr28" draw:text-style-name="P13" draw:layer="ConfigLayout" draw:type="curve" svg:x1="22.017cm" svg:y1="34.003cm" svg:x2="12.95cm" svg:y2="10.9cm" draw:start-shape="id37" draw:start-glue-point="2" draw:end-shape="id39" draw:end-glue-point="8" svg:d="M22017 34003c0 751-9067 12303-9067-23103" svg:viewBox="0 0 9068 25494">
          <text:p text:style-name="P18"><text:span text:style-name="T6">FidelityScore:0</text:span></text:p>
        </draw:connector>
        <draw:connector draw:style-name="gr28" draw:text-style-name="P13" draw:layer="ConfigLayout" draw:type="curve" svg:x1="22.017cm" svg:y1="34.003cm" svg:x2="12.95cm" svg:y2="10.9cm" draw:start-shape="id37" draw:start-glue-point="2" draw:end-shape="id39" draw:end-glue-point="8" svg:d="M22017 34003c0 751-9067 12303-9067-23103" svg:viewBox="0 0 9068 25494">
          <text:p text:style-name="P18"><text:span text:style-name="T6">TimeScore:0</text:span></text:p>
        </draw:connector>
        <draw:connector draw:style-name="gr28" draw:text-style-name="P13" draw:layer="ConfigLayout" draw:type="curve" svg:x1="22.017cm" svg:y1="34.003cm" svg:x2="12.95cm" svg:y2="10.9cm" draw:start-shape="id37" draw:start-glue-point="2" draw:end-shape="id39" draw:end-glue-point="8" svg:d="M22017 34003c0 751-9067 12303-9067-23103" svg:viewBox="0 0 9068 25494">
          <text:p text:style-name="P18"><text:span text:style-name="T6">Score:0</text:span></text:p>
        </draw:connector>
        <draw:connector draw:style-name="gr28" draw:text-style-name="P13" draw:layer="ConfigLayout" draw:type="curve" svg:x1="22.017cm" svg:y1="34.003cm" svg:x2="12.95cm" svg:y2="10.9cm" draw:start-shape="id37" draw:start-glue-point="2" draw:end-shape="id39" draw:end-glue-point="8" svg:d="M22017 34003c0 751-9067 12303-9067-23103" svg:viewBox="0 0 9068 25494">
          <text:p text:style-name="P18"><text:span text:style-name="T6">SimulatedTime:3</text:span></text:p>
        </draw:connector>
        <draw:connector draw:style-name="gr28" draw:text-style-name="P13" draw:layer="ConfigLayout" draw:type="curve" svg:x1="22.017cm" svg:y1="34.003cm" svg:x2="12.95cm" svg:y2="10.9cm" draw:start-shape="id37" draw:start-glue-point="2" draw:end-shape="id39" draw:end-glue-point="8" svg:d="M22017 34003c0 751-9067 12303-9067-23103" svg:viewBox="0 0 9068 25494">
          <text:p text:style-name="P18"><text:span text:style-name="T6">Fidelity:4</text:span></text:p>
        </draw:connector>
        <draw:connector draw:style-name="gr28" draw:text-style-name="P13" draw:layer="ConfigLayout" draw:type="curve" svg:x1="23.727cm" svg:y1="35.701cm" svg:x2="12.95cm" svg:y2="10.9cm" draw:start-shape="id41" draw:start-glue-point="2" draw:end-shape="id39" draw:end-glue-point="8" svg:d="M23727 35701c-7185 0-10777-8267-10777-24801" svg:viewBox="0 0 10778 24802">
          <text:p text:style-name="P18"><text:span text:style-name="T6">Reset</text:span></text:p>
        </draw:connector>
        <draw:custom-shape draw:style-name="gr7" draw:text-style-name="P9" xml:id="id39" draw:id="id39" draw:layer="ConfigLayout" svg:width="0.5cm" svg:height="0.5cm" svg:x="12.7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42" draw:id="id42">
          <draw:g>
            <draw:custom-shape draw:style-name="gr16" draw:text-style-name="P13" draw:layer="ConfigLayout" svg:width="0.8cm" svg:height="0.3cm" svg:x="12.6cm" svg:y="5.702cm">
              <text:p text:style-name="P12"><text:span text:style-name="T6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3" draw:layer="ConfigLayout" svg:width="2.5cm" svg:height="0.3cm" svg:x="13.4cm" svg:y="5.7cm">
              <text:p text:style-name="P12"><text:span text:style-name="T6">MaxDispla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3" draw:layer="ConfigLayout" svg:width="0.8cm" svg:height="0.3cm" svg:x="12.6cm" svg:y="6.002cm">
              <text:p text:style-name="P12"><text:span text:style-name="T6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3" draw:layer="ConfigLayout" svg:width="2.5cm" svg:height="0.3cm" svg:x="13.4cm" svg:y="6cm">
              <text:p text:style-name="P12"><text:span text:style-name="T6">Displa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3" draw:layer="ConfigLayout" svg:width="3.3cm" svg:height="0.3cm" svg:x="12.6cm" svg:y="6.302cm">
              <text:p text:style-name="P12"><text:span text:style-name="T6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3" draw:layer="ConfigLayout" svg:width="1.1cm" svg:height="0.3cm" svg:x="14.8cm" svg:y="6.9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3" draw:layer="ConfigLayout" svg:width="1.1cm" svg:height="0.3cm" svg:x="12.6cm" svg:y="6.902cm">
                <text:p text:style-name="P12"><text:span text:style-name="T6">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3" draw:layer="ConfigLayout" svg:width="1.1cm" svg:height="0.3cm" svg:x="13.7cm" svg:y="6.902cm">
                <text:p text:style-name="P12"><text:span text:style-name="T6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3" draw:layer="ConfigLayout" svg:width="1.1cm" svg:height="0.3cm" svg:x="14.8cm" svg:y="6.6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3" draw:layer="ConfigLayout" svg:width="1.1cm" svg:height="0.3cm" svg:x="12.6cm" svg:y="6.602cm">
                <text:p text:style-name="P12"><text:span text:style-name="T6">X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3" draw:layer="ConfigLayout" svg:width="1.1cm" svg:height="0.3cm" svg:x="13.7cm" svg:y="6.602cm">
                <text:p text:style-name="P12"><text:span text:style-name="T6">2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3" draw:layer="ConfigLayout" svg:width="1.1cm" svg:height="0.3cm" svg:x="14.8cm" svg:y="7.2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3" draw:layer="ConfigLayout" svg:width="1.1cm" svg:height="0.3cm" svg:x="12.6cm" svg:y="7.202cm">
                <text:p text:style-name="P12"><text:span text:style-name="T6">Width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3" draw:layer="ConfigLayout" svg:width="1.1cm" svg:height="0.3cm" svg:x="13.7cm" svg:y="7.202cm">
                <text:p text:style-name="P12"><text:span text:style-name="T6">2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3" draw:layer="ConfigLayout" svg:width="1.1cm" svg:height="0.3cm" svg:x="14.8cm" svg:y="7.5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3" draw:layer="ConfigLayout" svg:width="1.1cm" svg:height="0.3cm" svg:x="12.6cm" svg:y="7.502cm">
                <text:p text:style-name="P12"><text:span text:style-name="T6">Heigh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3" draw:layer="ConfigLayout" svg:width="1.1cm" svg:height="0.3cm" svg:x="13.7cm" svg:y="7.502cm">
                <text:p text:style-name="P12"><text:span text:style-name="T6">15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3" draw:layer="ConfigLayout" svg:width="1.1cm" svg:height="0.3cm" svg:x="14.8cm" svg:y="7.8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3" draw:layer="ConfigLayout" svg:width="1.1cm" svg:height="0.3cm" svg:x="12.6cm" svg:y="7.802cm">
                <text:p text:style-name="P12"><text:span text:style-name="T6">Fo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3" draw:layer="ConfigLayout" svg:width="1.1cm" svg:height="0.3cm" svg:x="13.7cm" svg:y="7.802cm">
                <text:p text:style-name="P12"><text:span text:style-name="T6">24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3" draw:layer="ConfigLayout" svg:width="1.1cm" svg:height="0.3cm" svg:x="14.8cm" svg:y="8.1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3" draw:layer="ConfigLayout" svg:width="1.1cm" svg:height="0.3cm" svg:x="12.6cm" svg:y="8.102cm">
                <text:p text:style-name="P12"><text:span text:style-name="T6">Alignme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3" draw:layer="ConfigLayout" svg:width="1.1cm" svg:height="0.3cm" svg:x="13.7cm" svg:y="8.102cm">
                <text:p text:style-name="P12"><text:span text:style-name="T6">Vertical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4" draw:text-style-name="P10" draw:layer="ConfigLayout" draw:type="line" svg:x1="14.25cm" svg:y1="8.402cm" svg:x2="15.251cm" svg:y2="10.001cm" draw:start-shape="id42" draw:end-shape="id43" draw:end-glue-point="4" svg:d="M14250 8402l1001 1599" svg:viewBox="0 0 1002 1600">
          <text:p/>
        </draw:connector>
        <draw:connector draw:style-name="gr13" draw:text-style-name="P13" draw:layer="ConfigLayout" draw:type="line" svg:x1="13.2cm" svg:y1="10.65cm" svg:x2="15.001cm" svg:y2="10.251cm" draw:start-shape="id39" draw:start-glue-point="10" draw:end-shape="id43" draw:end-glue-point="6" svg:d="M13200 10650l1801-399" svg:viewBox="0 0 1802 400">
          <text:p text:style-name="P12"><text:span text:style-name="T6">Indexed</text:span></text:p>
        </draw:connector>
        <draw:g xml:id="id47" draw:id="id47">
          <draw:g>
            <draw:custom-shape draw:style-name="gr9" draw:text-style-name="P13" draw:layer="ConfigLayout" svg:width="0.8cm" svg:height="0.3cm" svg:x="16.5cm" svg:y="7.1cm">
              <text:p text:style-name="P12"><text:span text:style-name="T6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" draw:text-style-name="P13" draw:layer="ConfigLayout" svg:width="2.5cm" svg:height="0.3cm" svg:x="17.3cm" svg:y="7.098cm">
              <text:p text:style-name="P12"><text:span text:style-name="T6">TargetX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3" draw:layer="ConfigLayout" svg:width="0.8cm" svg:height="0.3cm" svg:x="16.5cm" svg:y="7.4cm">
              <text:p text:style-name="P12"><text:span text:style-name="T6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" draw:text-style-name="P13" draw:layer="ConfigLayout" svg:width="2.5cm" svg:height="0.3cm" svg:x="17.3cm" svg:y="7.398cm">
              <text:p text:style-name="P12"><text:span text:style-name="T6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1" draw:text-style-name="P13" draw:layer="ConfigLayout" svg:width="3.3cm" svg:height="0.3cm" svg:x="16.5cm" svg:y="7.7cm">
              <text:p text:style-name="P12"><text:span text:style-name="T6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2" draw:text-style-name="P13" draw:layer="ConfigLayout" svg:width="1.1cm" svg:height="0.3cm" svg:x="18.7cm" svg:y="8cm">
                <text:p text:style-name="P12"><text:span text:style-name="T6">String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2" draw:text-style-name="P13" draw:layer="ConfigLayout" svg:width="1.1cm" svg:height="0.3cm" svg:x="16.5cm" svg:y="8cm">
                <text:p text:style-name="P12"><text:span text:style-name="T6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2" draw:text-style-name="P13" draw:layer="ConfigLayout" svg:width="1.1cm" svg:height="0.3cm" svg:x="17.6cm" svg:y="8cm">
                <text:p text:style-name="P12"><text:span text:style-name="T6">TargetX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onnector draw:style-name="gr13" draw:text-style-name="P13" draw:layer="ConfigLayout" draw:type="line" svg:x1="15.501cm" svg:y1="10.251cm" svg:x2="17.1cm" svg:y2="10.25cm" draw:start-shape="id43" draw:start-glue-point="10" draw:end-shape="id44" draw:end-glue-point="6" svg:d="M15501 10251l1599-1" svg:viewBox="0 0 1600 2">
          <text:p text:style-name="P12"><text:span text:style-name="T6">Transfer</text:span></text:p>
        </draw:connector>
        <draw:connector draw:style-name="gr13" draw:text-style-name="P13" draw:layer="ConfigLayout" draw:type="line" svg:x1="17.6cm" svg:y1="10.25cm" svg:x2="19.3cm" svg:y2="10.35cm" draw:start-shape="id44" draw:start-glue-point="10" draw:end-shape="id45" draw:end-glue-point="6" svg:d="M17600 10250l1700 100" svg:viewBox="0 0 1701 101">
          <text:p text:style-name="P12"><text:span text:style-name="T6">Transfer</text:span></text:p>
        </draw:connector>
        <draw:connector draw:style-name="gr13" draw:text-style-name="P13" draw:layer="ConfigLayout" draw:type="line" svg:x1="19.8cm" svg:y1="10.35cm" svg:x2="21.8cm" svg:y2="10.45cm" draw:start-shape="id45" draw:start-glue-point="10" draw:end-shape="id46" draw:end-glue-point="6" svg:d="M19800 10350l2000 100" svg:viewBox="0 0 2001 101">
          <text:p text:style-name="P12"><text:span text:style-name="T6">Transfer</text:span></text:p>
        </draw:connector>
        <draw:connector draw:style-name="gr13" draw:text-style-name="P13" draw:layer="ConfigLayout" draw:type="line" svg:x1="22.3cm" svg:y1="10.45cm" svg:x2="24.3cm" svg:y2="10.45cm" draw:start-shape="id46" draw:start-glue-point="10" draw:end-shape="id40" draw:end-glue-point="6" svg:d="M22300 10450h2000" svg:viewBox="0 0 2001 1">
          <text:p text:style-name="P12"><text:span text:style-name="T6">Transfer</text:span></text:p>
        </draw:connector>
        <draw:connector draw:style-name="gr14" draw:text-style-name="P10" draw:layer="ConfigLayout" draw:type="line" svg:x1="18.15cm" svg:y1="8.3cm" svg:x2="17.35cm" svg:y2="10cm" draw:start-shape="id47" draw:start-glue-point="2" draw:end-shape="id44" draw:end-glue-point="4" svg:d="M18150 8300l-800 1700" svg:viewBox="0 0 801 1701">
          <text:p/>
        </draw:connector>
        <draw:connector draw:style-name="gr14" draw:text-style-name="P10" draw:layer="ConfigLayout" draw:type="line" svg:x1="21.85cm" svg:y1="8.602cm" svg:x2="19.55cm" svg:y2="10.1cm" draw:start-shape="id48" draw:start-glue-point="2" draw:end-shape="id45" draw:end-glue-point="4" svg:d="M21850 8602l-2300 1498" svg:viewBox="0 0 2301 1499">
          <text:p/>
        </draw:connector>
        <draw:connector draw:style-name="gr14" draw:text-style-name="P10" draw:layer="ConfigLayout" draw:type="line" svg:x1="25.65cm" svg:y1="8.402cm" svg:x2="22.05cm" svg:y2="10.2cm" draw:start-shape="id49" draw:start-glue-point="2" draw:end-shape="id46" svg:d="M25650 8402l-3600 1798" svg:viewBox="0 0 3601 1799">
          <text:p/>
        </draw:connector>
        <draw:connector draw:style-name="gr14" draw:text-style-name="P10" draw:layer="ConfigLayout" draw:type="line" svg:x1="29.25cm" svg:y1="9.1cm" svg:x2="24.8cm" svg:y2="10.45cm" draw:start-shape="id50" draw:start-glue-point="2" draw:end-shape="id40" draw:end-glue-point="10" svg:d="M29250 9100l-4450 1350" svg:viewBox="0 0 4451 1351">
          <text:p/>
        </draw:connector>
        <draw:g xml:id="id49" draw:id="id49">
          <draw:g>
            <draw:custom-shape draw:style-name="gr9" draw:text-style-name="P13" draw:layer="ConfigLayout" svg:width="0.8cm" svg:height="0.3cm" svg:x="24cm" svg:y="7.202cm">
              <text:p text:style-name="P12"><text:span text:style-name="T6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" draw:text-style-name="P13" draw:layer="ConfigLayout" svg:width="2.5cm" svg:height="0.3cm" svg:x="24.8cm" svg:y="7.2cm">
              <text:p text:style-name="P12"><text:span text:style-name="T6">StartX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3" draw:layer="ConfigLayout" svg:width="0.8cm" svg:height="0.3cm" svg:x="24cm" svg:y="7.502cm">
              <text:p text:style-name="P12"><text:span text:style-name="T6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" draw:text-style-name="P13" draw:layer="ConfigLayout" svg:width="2.5cm" svg:height="0.3cm" svg:x="24.8cm" svg:y="7.5cm">
              <text:p text:style-name="P12"><text:span text:style-name="T6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1" draw:text-style-name="P13" draw:layer="ConfigLayout" svg:width="3.3cm" svg:height="0.3cm" svg:x="24cm" svg:y="7.802cm">
              <text:p text:style-name="P12"><text:span text:style-name="T6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2" draw:text-style-name="P13" draw:layer="ConfigLayout" svg:width="1.1cm" svg:height="0.3cm" svg:x="26.2cm" svg:y="8.102cm">
                <text:p text:style-name="P12"><text:span text:style-name="T6">String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2" draw:text-style-name="P13" draw:layer="ConfigLayout" svg:width="1.1cm" svg:height="0.3cm" svg:x="24cm" svg:y="8.102cm">
                <text:p text:style-name="P12"><text:span text:style-name="T6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2" draw:text-style-name="P13" draw:layer="ConfigLayout" svg:width="1.1cm" svg:height="0.3cm" svg:x="25.1cm" svg:y="8.102cm">
                <text:p text:style-name="P12"><text:span text:style-name="T6">StartX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g xml:id="id50" draw:id="id50">
          <draw:g>
            <draw:custom-shape draw:style-name="gr9" draw:text-style-name="P13" draw:layer="ConfigLayout" svg:width="0.8cm" svg:height="0.3cm" svg:x="27.6cm" svg:y="7.9cm">
              <text:p text:style-name="P12"><text:span text:style-name="T6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" draw:text-style-name="P13" draw:layer="ConfigLayout" svg:width="2.5cm" svg:height="0.3cm" svg:x="28.4cm" svg:y="7.898cm">
              <text:p text:style-name="P12"><text:span text:style-name="T6">StartY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3" draw:layer="ConfigLayout" svg:width="0.8cm" svg:height="0.3cm" svg:x="27.6cm" svg:y="8.2cm">
              <text:p text:style-name="P12"><text:span text:style-name="T6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" draw:text-style-name="P13" draw:layer="ConfigLayout" svg:width="2.5cm" svg:height="0.3cm" svg:x="28.4cm" svg:y="8.198cm">
              <text:p text:style-name="P12"><text:span text:style-name="T6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1" draw:text-style-name="P13" draw:layer="ConfigLayout" svg:width="3.3cm" svg:height="0.3cm" svg:x="27.6cm" svg:y="8.5cm">
              <text:p text:style-name="P12"><text:span text:style-name="T6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2" draw:text-style-name="P13" draw:layer="ConfigLayout" svg:width="1.1cm" svg:height="0.3cm" svg:x="29.8cm" svg:y="8.8cm">
                <text:p text:style-name="P12"><text:span text:style-name="T6">String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2" draw:text-style-name="P13" draw:layer="ConfigLayout" svg:width="1.1cm" svg:height="0.3cm" svg:x="27.6cm" svg:y="8.8cm">
                <text:p text:style-name="P12"><text:span text:style-name="T6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2" draw:text-style-name="P13" draw:layer="ConfigLayout" svg:width="1.1cm" svg:height="0.3cm" svg:x="28.7cm" svg:y="8.8cm">
                <text:p text:style-name="P12"><text:span text:style-name="T6">StartY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g xml:id="id48" draw:id="id48">
          <draw:g>
            <draw:custom-shape draw:style-name="gr16" draw:text-style-name="P13" draw:layer="ConfigLayout" svg:width="0.8cm" svg:height="0.3cm" svg:x="20.2cm" svg:y="7.402cm">
              <text:p text:style-name="P12"><text:span text:style-name="T6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3" draw:layer="ConfigLayout" svg:width="2.5cm" svg:height="0.3cm" svg:x="21cm" svg:y="7.4cm">
              <text:p text:style-name="P12"><text:span text:style-name="T6">Target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3" draw:layer="ConfigLayout" svg:width="0.8cm" svg:height="0.3cm" svg:x="20.2cm" svg:y="7.702cm">
              <text:p text:style-name="P12"><text:span text:style-name="T6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3" draw:layer="ConfigLayout" svg:width="2.5cm" svg:height="0.3cm" svg:x="21cm" svg:y="7.7cm">
              <text:p text:style-name="P12"><text:span text:style-name="T6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3" draw:layer="ConfigLayout" svg:width="3.3cm" svg:height="0.3cm" svg:x="20.2cm" svg:y="8.002cm">
              <text:p text:style-name="P12"><text:span text:style-name="T6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3" draw:layer="ConfigLayout" svg:width="1.1cm" svg:height="0.3cm" svg:x="22.4cm" svg:y="8.302cm">
                <text:p text:style-name="P12"><text:span text:style-name="T6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3" draw:layer="ConfigLayout" svg:width="1.1cm" svg:height="0.3cm" svg:x="20.2cm" svg:y="8.302cm">
                <text:p text:style-name="P12"><text:span text:style-name="T6">Consta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3" draw:layer="ConfigLayout" svg:width="1.1cm" svg:height="0.3cm" svg:x="21.3cm" svg:y="8.302cm">
                <text:p text:style-name="P12"><text:span text:style-name="T6">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29" draw:text-style-name="P10" draw:layer="ConfigLayout" draw:type="line" svg:x1="22.017cm" svg:y1="34.003cm" svg:x2="17.35cm" svg:y2="10.5cm" draw:start-shape="id37" draw:start-glue-point="2" draw:end-shape="id44" draw:end-glue-point="8" svg:d="M22017 34003l-4667-23503" svg:viewBox="0 0 4668 23504">
          <text:p/>
        </draw:connector>
        <draw:connector draw:style-name="gr29" draw:text-style-name="P10" draw:layer="ConfigLayout" draw:type="line" svg:x1="22.017cm" svg:y1="34.003cm" svg:x2="22.05cm" svg:y2="10.7cm" draw:start-shape="id37" draw:start-glue-point="2" draw:end-shape="id46" draw:end-glue-point="8" svg:d="M22017 34003l33-23303" svg:viewBox="0 0 34 23304">
          <text:p/>
        </draw:connector>
        <draw:connector draw:style-name="gr29" draw:text-style-name="P10" draw:layer="ConfigLayout" draw:type="line" svg:x1="22.017cm" svg:y1="34.003cm" svg:x2="24.55cm" svg:y2="10.7cm" draw:start-shape="id37" draw:start-glue-point="2" draw:end-shape="id40" draw:end-glue-point="8" svg:d="M22017 34003l2533-23303" svg:viewBox="0 0 2534 23304">
          <text:p/>
        </draw:connector>
        <draw:custom-shape draw:style-name="gr7" draw:text-style-name="P9" xml:id="id43" draw:id="id43" draw:layer="ConfigLayout" svg:width="0.5cm" svg:height="0.5cm" svg:x="15.001cm" svg:y="10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xml:id="id40" draw:id="id40" draw:layer="ConfigLayout" svg:width="0.5cm" svg:height="0.5cm" svg:x="24.3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xml:id="id45" draw:id="id45" draw:layer="ConfigLayout" svg:width="0.5cm" svg:height="0.5cm" svg:x="19.3cm" svg:y="1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xml:id="id46" draw:id="id46" draw:layer="ConfigLayout" svg:width="0.5cm" svg:height="0.5cm" svg:x="21.8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xml:id="id44" draw:id="id44" draw:layer="ConfigLayout" svg:width="0.5cm" svg:height="0.5cm" svg:x="17.1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ConfigLayout">
        <svg:title>ConfigTitle</svg:title>
        <svg:desc>ConfigDesc</svg:desc>
      </draw:layer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3T16:39:10.252000000</meta:creation-date>
    <meta:generator>LibreOffice/5.1.4.2$Windows_x86 LibreOffice_project/f99d75f39f1c57ebdd7ffc5f42867c12031db97a</meta:generator>
    <dc:date>2017-03-24T18:48:33.467000000</dc:date>
    <meta:editing-duration>PT16H49M57S</meta:editing-duration>
    <meta:editing-cycles>107</meta:editing-cycles>
    <meta:document-statistic meta:object-count="538"/>
  </office:meta>
</office:document-meta>
</file>